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4.163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8.67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1.956cm"/>
          <style:tab-stop style:position="7.382cm" style:type="right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1.956cm"/>
          <style:tab-stop style:position="3.852cm"/>
          <style:tab-stop style:position="5.646cm"/>
          <style:tab-stop style:position="8.631cm" style:type="right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956cm"/>
          <style:tab-stop style:position="3.766cm"/>
          <style:tab-stop style:position="5.662cm"/>
          <style:tab-stop style:position="7.382cm" style:type="right"/>
          <style:tab-stop style:position="8.631cm" style:type="right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.956cm"/>
          <style:tab-stop style:position="3.828cm"/>
          <style:tab-stop style:position="5.745cm"/>
          <style:tab-stop style:position="7.382cm" style:type="right"/>
          <style:tab-stop style:position="8.631cm" style:type="right"/>
        </style:tab-stops>
      </style:paragraph-properties>
    </style:style>
    <style:style style:name="P10" style:family="paragraph" style:parent-style-name="Heading_20_1" style:master-page-name="MP0">
      <style:paragraph-properties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0f14a5"/>
    </style:style>
    <style:style style:name="P14" style:family="paragraph" style:parent-style-name="Normal">
      <style:text-properties officeooo:paragraph-rsid="000f14a5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Default_20_Paragraph_20_Font"><text:span text:style-name="T1">G</text:span></text:span>A<text:span text:style-name="Default_20_Paragraph_20_Font"><text:span text:style-name="T1">L</text:span></text:span>ENI DE ELEMENTIS E<text:span text:style-name="Default_20_Paragraph_20_Font"><text:span text:style-name="T1">X </text:span></text:span>HIPPOCRATE<text:line-break/>LIBER PRIMUS.</text:h>
      <text:h text:style-name="Heading_20_2" text:outline-level="2">cap. L </text:h>
      <text:p text:style-name="P1">Quum elementum minima sit rei particula,<text:line-break/>cuiuscunque fuerit elementum; minimum autem non idem<text:line-break/>sensui et appareat, et revera sit; multa siquidem prae<text:line-break/>tenuitate fenfum effugiunt: liquet, sensum eorum minime<text:line-break/>forejudieem, quae et natura, et vere fiunt rei uniuscujus-<text:line-break/>que elementa. Nam si aeruginem, cadmiam, spumam ar-<text:line-break/>genti, et mify, simul omnia plane triveris et in pulve-<text:line-break/>rem redegeris , et mox sensui discernenda commiseris :<text:line-break/>tibi profecto ea univerfa unum esse videbuntur. Nec<text:line-break/>modo haec quatuo<text:span text:style-name="Default_20_Paragraph_20_Font"><text:span text:style-name="T2">r, </text:span></text:span>verum et alia longe etiam plura,</text:p>
      <text:p text:style-name="P3">si eadem tamen ratione omnia invicem commisceas, sibi<text:line-break/>unum esse videbuntur, quantumlibet unum minime sint.<text:line-break/>Quamobrem et Hippocrates, quum ejuscemodi humanae<text:line-break/>naturae elementa consideranda instituisset, neglectis his,<text:line-break/>quae prima sensus judicium simplicissimaque habentur, illa<text:line-break/>statim, quae vere et secundum naturam talia sunt, is-<text:line-break/>vestiganda proposuit: quippe quum ea (ut alibi a nobis<text:line-break/>monstratum est) curandis morbis nihilo minus usui sint,<text:line-break/>quam haec , quae sensui hujuscemodi apparent. ltaque<text:line-break/>concesserit fortasse quispiam, haec familia videri eis-<text:line-break/>menta, existere vero, non item. Neque enim, fi quip-<text:line-break/>piam visum fuerit prima rei cujusvis simplicissimaque<text:line-break/>particula, illud statim est etiam verum elementum, sed<text:line-break/>quod ex ipsa rerum natura habet , ut tale siti Quoniam,<text:line-break/>id si statuerimus, vel natura esse elementum, quod ca-<text:line-break/>susque rei minima videatur atque simplicissima particula,<text:line-break/>alia nimirum aquilae, et lynci, aut fi quis homo fit al-<text:line-break/>terumve quodpiam animal, quod visus acumine maxime<text:line-break/>praestet , et alia nobis ipsis videbuntur elementa. Re<text:line-break/>igitur sic agamus, sed ea inquiramus (si naturae aut</text:p>
      <text:p text:style-name="P3">humanae, aut cujusvis alterius rei exactam scientiam<text:line-break/>assequi voluerimus), quae natura prima et simplicissima<text:line-break/>stat, quaeque .in alia non amplius dissolvi possunt.</text:p>
      <text:h text:style-name="Heading_20_2" text:outline-level="2">Cap. II.</text:h>
      <text:p text:style-name="P13"><text:s/>Quaenam igitur est inventio<text:span text:style-name="Default_20_Paragraph_20_Font"><text:span text:style-name="T2">n</text:span></text:span>is horum<text:line-break/>anthedus? Nulla, ut quidem mea fert sententia, prae-<text:line-break/>ter eam, quae ab Hippocrate est i<text:span text:style-name="Default_20_Paragraph_20_Font"><text:span text:style-name="T2">n</text:span></text:span>stituta; nempe ut<text:line-break/>primum fit disquirendum, an elementum unum quippi-<text:line-break/>aut fpecie sit, vel plura potius, varia et tibi invicem<text:line-break/>ditsimilia. Quod si <text:span text:style-name="Default_20_Paragraph_20_Font"><text:span text:style-name="T2">n</text:span></text:span>on esse unum, sed multa variaque<text:line-break/>et dissimilia visum fuerit, quaerendum erit fecundo lo-<text:line-break/>e<text:span text:style-name="Default_20_Paragraph_20_Font"><text:span text:style-name="T2">o, </text:span></text:span>quot illa sint, et quae, et qualia, et quam tandem<text:line-break/>inter fe habeant communionem. Quod igitur primum id<text:line-break/>elementum, ex quo tum nostrum, tum aliorum omnium<text:line-break/>corpora constant, nequaquam sit unum, ex his monstrat<text:line-break/>Hippocrates. et melius forsitan fit illius dictionem pri-<text:line-break/>tuum adscribere , ac ita mox illam exponere. Ego au-<text:line-break/>tem statuo, quod, si homo esset unum, neutiquam dolea<text:line-break/>ret; neque enim,si unum foret, esset ex .quo doleret.<text:line-break/>Praestantissime pariter (mea quidem sententia) ac bre-</text:p>
      <text:p text:style-name="P3">xissime universae suae demonstrationis momentum expu-<text:line-break/>suit,. qua dem<text:span text:style-name="Default_20_Paragraph_20_Font"><text:span text:style-name="T2">o</text:span></text:span>nstrandum erat, fieri non posse, ut eis-<text:line-break/>mentum sit specie et potestate unum. lam enim sutis<text:line-break/>patet, esse extremae cujusdam absurditatis, et hominis<text:line-break/>praeterea, qui nullam rerum evidentium rationem ha-<text:line-break/>beat, statuere, ens esse numero unum ; ut tamen inveniri<text:line-break/>facile possint aliqui, qui affirment, omnia potestate ao<text:line-break/>specie esse unum, quemadmodum Epicurea et Democri-<text:line-break/>tus individua ea corpora, quae atomos appellanti In<text:line-break/>quo item ordine reponendi sunt illi, qui minima quae-<text:line-break/>datu et incompacta et imp<text:span text:style-name="Default_20_Paragraph_20_Font"><text:span text:style-name="T2">ut</text:span></text:span>ribilia introducunt elemen-<text:line-break/>ta. Itaque adversus hos omnes Hippocrates, communi<text:line-break/>opposita ratione; demonstrat, elementum non esse unum,<text:line-break/>unum, inquam, tum forma, tum potestate: alioqui enim<text:line-break/>eorum ne meminisse quidem voluit, qui omnia etiam<text:line-break/>numero esse unum autumant, quod id videatur hominis<text:line-break/>esse omnino stupidi. Perpendamus ergo, rectene ille<text:line-break/>ratiocinatus sit, atque num merito illis contradicat, qui<text:line-break/>asserunt, elementa esse unum natura, ut illis deinde</text:p>
      <text:p text:style-name="P3">liceat id veI atomum appellare, vel minimum, vel<text:line-break/><text:span text:style-name="Default_20_Paragraph_20_Font"><text:span text:style-name="T3">ἄἔαρμσν</text:span></text:span><text:span text:style-name="Default_20_Paragraph_20_Font"><text:span text:style-name="T4">, </text:span></text:span>quasi incompactum dixerit, vel impartrbile, vel<text:line-break/>quod tandem ipsis magis gratum fuerit. Quoniam, si ss-<text:line-break/>lud, quod his omnibus sectis in universum commune est,<text:line-break/>everterimus, non erit amplius nobis opus particulatim<text:line-break/>eorum differentias persequi. Nempe subiicitur ab his<text:line-break/>omnibus, primum elementum usque adeo esse omni pe-<text:line-break/>nitus qualitate vacuum , ut nullam vel albedinem inna-<text:line-break/>tam habeat, vel nigredinem, Vel alium quempiam colo-<text:line-break/>rem; non dulcedinem, non amaritudinem; sed neque<text:line-break/>calorem, neque frigus; et tandem ut cujusvis alterius<text:line-break/>qualitatis sit omnino expers. Lege enim, dicebat Democri-<text:line-break/>tus, color est, lege amarum, lege dulce; vere autem atomus<text:line-break/>et vacuum est. Credidit enim ille, sensiles qualitates ex indi-<text:line-break/>viduorum illorum corpusculorum conventu per solam ad<text:line-break/>nos, qui sentiamus, collationem gigni ; ipsa vero natura<text:line-break/>nihil esse album aut nigrum, flavum aut rubrum, ama-<text:line-break/>rum aut dulce. Quippe hoc illi lege, ut ipse inquit,<text:line-break/>significabat, ex nostra nimirum existimatione, non ex<text:line-break/>ipsa rerum naturat ita etiam illi <text:span text:style-name="Default_20_Paragraph_20_Font"><text:span text:style-name="T3">ἐτεῆ</text:span></text:span><text:span text:style-name="Default_20_Paragraph_20_Font"><text:span text:style-name="T4"> </text:span></text:span>nomen ab <text:span text:style-name="Default_20_Paragraph_20_Font"><text:span text:style-name="T3">ἐτεὸν</text:span></text:span></text:p>
      <text:p text:style-name="P3">deductum est, quod verum significat; ut universi ferino-<text:line-break/>riis illius is saulus sit. Arbitramur quidem nos botri-<text:line-break/>nes, quippiam esse album, veI nigrum, vel dulce, vel<text:line-break/>amarum , et quaecunque alia huiusce generis sunt, fid<text:line-break/>revera omnia unum funi et nihil. Nam et ille h<text:span text:style-name="Default_20_Paragraph_20_Font"><text:span text:style-name="T2">o</text:span></text:span>c lo..<text:line-break/>quitur modo, qui atomos unum appellat, vacuum autem<text:line-break/>nihil. ltaque atomi omnes, quae exigua quaedam cor-<text:line-break/>puscula sunt, omni prorsus qualitate vacant. Vacuant<text:line-break/>vero spatium quoddam est, in quo ea omnia corpuscula<text:line-break/>fur<text:span text:style-name="Default_20_Paragraph_20_Font"><text:span text:style-name="T2">t</text:span></text:span>um atque deotfum agitata perpetua motione, quin-<text:line-break/>doque simul fecundum aliquem modum complicantur,<text:line-break/>nonnunquam mutua inter sese collisione resiliunt; quo<text:line-break/>fit postea, ut ex hujusmodi eorum conventu et mutuae<text:line-break/>concretiones fiant, atque iterum secretiones; unde vo-<text:line-break/>luit ipse cum aliorum omnium , tum nostrum quoque<text:line-break/>ipsorum coagmentari corpora, atque eorum cum affectus,<text:line-break/>tum sensus. Statuunt autem prima haec corpora impa.<text:line-break/>tlbilia esse. Sed nonnulli deinde ex ipsis, ut Epicurei,<text:line-break/>ea prae duritie infringi non posse autumant; alli, qui</text:p>
      <text:p text:style-name="P3">magis Leucsppo addicti sunt, in exilitatem referunt,<text:line-break/>quod nuIlam admittant sectionem. Negant praeterea<text:line-break/>quoquo modo ea posse quapiam ex his altercationibus al-<text:line-break/>terari, quas tamen caeteri sere omnes fatentur vel ab<text:line-break/>ipsis sensibus edocti. Quippe qui nolint eorum quia-<text:line-break/>quam calefieri, aut refrigerari, pariterque nec humecta-<text:line-break/>ri, vel siccari, atque adeo longe etiam minus nigrescere,<text:line-break/>aut albescere; ut tandem contendant, nullam prorsus ex<text:line-break/>ulla mutatione qualitatem suscipere posse. .Iure ergo<text:line-break/>illis contrarius est Hippocrates, dum ait, nunquam ho-<text:line-break/>minem doliturum, si haec esset illius natura; quum<text:line-break/>mehercule necesse sit, ut id, quod doleat, duabus his<text:line-break/>praeditum sit facultatibus; porro ut sit cum sensus, tum<text:line-break/>alteratione capax. Quia, si ab omni penitus sit altera-<text:line-break/>tione alienum , eundem omnino statum , quem a pr<text:span text:style-name="Default_20_Paragraph_20_Font"><text:span text:style-name="T2">i</text:span></text:span>nci-<text:line-break/>pio sortitum est, perpetuo servabit: at eundem id, quod<text:line-break/>dolet, minime servat. Quod li transmutetur etiam, in<text:line-break/>quem tamen modum lapides, et ligna, quae quidem et<text:line-break/>calefiunt, et refrigerantur, et scinduntur, fed nulla sit</text:p>
      <text:p text:style-name="P3">illis innata vis sentiendi, nihil propterea magis allectio.<text:line-break/>nes, si quae in eo gignantur, poterit, quam lapide<text:span text:style-name="Default_20_Paragraph_20_Font"><text:span text:style-name="T2">t,<text:line-break/></text:span></text:span>fentire. Quum igitur utrumque horum in illis norunt<text:line-break/>elementis desideretur (nam neque eam naturam corie-<text:line-break/>quina sunt eiuscemodi individua corpuscula, ut vel alte-<text:line-break/>rari vel sentire possint)., si ex his atomis, vel quassant<text:line-break/>alia simplici ac uniformi natura essemus concreti, nun<text:line-break/>utique doleremus; dolemus autem; quare jam manifestant<text:line-break/>est, quod nequaquam simus ex ulla simplici uniformi-<text:line-break/>que substantia constituti. Haec est hujusce rationis fati.<text:line-break/>ma, quae ut . est admodum his, .qui in logica disciplina<text:line-break/>exercitati sunt, aperta, ita propositum etiam h<text:span text:style-name="Default_20_Paragraph_20_Font"><text:span text:style-name="T2">o</text:span></text:span>c fere<text:line-break/>modo concludit. Sed quoniam .ii , qui talia introducunt<text:line-break/>elementa; non modo sunt disciplinae disserendi rudes,<text:line-break/>et praeterea contentiosi , verum et sibi malo fore existi.<text:line-break/>man t, si vel in melius sententiam mutaverint: comunt.<text:line-break/>nem hanc rationem particularibus aliquibus exemplis<text:line-break/>illis .exponamus. Nimirum si quis cutem acu tenuissima<text:line-break/>pungat; dolebit animal; acus vero vel unam tantum at-<text:line-break/>tinget at<text:span text:style-name="Default_20_Paragraph_20_Font"><text:span text:style-name="T2">o</text:span></text:span>mum, vallinas, veI etiam plures. Sed pons.</text:p>
      <text:p text:style-name="P3">tuus primum, unam tetigisse. At nulla atomus est pene-.<text:line-break/>habilis fensnsve capax: non igitur ab acu quicquam pa-<text:line-break/>tietur: neque, etiamsi pateretur, illatam noxam propter-<text:line-break/>ea sentiret. Quum enim ex his . duobus imprimis pro-<text:line-break/>veniat, ut aliquid doleat, nempe ut, quod patibile est,<text:line-break/>patiatur, atque ut impressas affectiones persentiat; utrius..<text:line-break/>que vero istorum sint atomi expertes : profecto , si acus<text:line-break/>unam tantum atomum pupugerit, nequaquam animal do-<text:line-break/>rehitr Fingamus ergo, non amplius unam, sed duas teti-<text:line-break/>gisse. Atqui statim illa eadem, quae nuper de una, de<text:line-break/>duabus etiam poterimus pronunciare. Nam si earum<text:line-break/>neutra ex acu fuerit vulnerata, aut, si .etiam vulneretur;<text:line-break/>aulia alioquin illis vulnus id sentiendi vis infit: is,<text:line-break/>qui pungitur, omni prorsus sensu atque dolore carebit.<text:line-break/>tjuemadmodum enim nihil habet acus, cur magis sentia-<text:line-break/>tar, quum duobus impingitur ossibus, aut duabus carti-<text:line-break/>liminibus, aut totidem etiam vel capillis vel quibusque<text:line-break/>aliis particulis sensu vacuis; duo siquidem capilli aeque<text:line-break/>finia carent, ac unus; ita etiam (ut equidem arbitror)<text:line-break/>nihilo magis acus, quae duobus illis individuis corpus-</text:p>
      <text:p text:style-name="P3">culis infigitur, si ne alterum quidem ipsorum fit tensa<text:line-break/>praeditum, ullum excitabit dolorem. Eadem vero fe-<text:line-break/>queutur incommoda,- si tria dixerimus vel quatuor teli-<text:line-break/>gisse ; . quippe quia nullam majorem operam ad patiendi<text:line-break/>vel sentiendi rationem haec conferre possunt, quam to-<text:line-break/>tidem calculi, vel lapides, vel villi ;. quum fieri nequeat,<text:line-break/>ut, si quid ex impatibilibus et lentus expertibus corago-<text:line-break/>natur, rensus particeps patibileque tandem evadat: mi-<text:line-break/>runa etenim esset, fi totum et pati et sentire posset, ca.<text:line-break/>jus tamen pars nulla aut sentiret, aut pateretur.. Quum<text:line-break/>enim duo sint instrumenta, quibus hujuscemodi pratum-<text:line-break/>tiata invenienda sunt, experientia, inquam, et ratio;<text:line-break/>neutrum horum unquam ita illis inserviet, ut aliquid<text:line-break/>sint reperturi concretum ex his, quae pariter impatibi--<text:line-break/>lia et sine sensu sunt, quod ipsum deinde patibile sit<text:line-break/>atque sensus particeps. Porro fi multos adamantes aut<text:line-break/>alia quaevis corpora minus etiam ad patiendum idonea<text:line-break/>in acervum coacta ferire volueris; nunquam sane .va<text:line-break/>acervo ex bis constituto plagam infliges, aut illatam ille<text:line-break/>sentiet; nempe nec perpetuis etiam seculis tale quippiam</text:p>
      <text:p text:style-name="P3">poterit unquam experientia reperiri. Atqui ostendimus<text:line-break/>paulo antea, quod ratio quoque huic sente<text:span text:style-name="Default_20_Paragraph_20_Font"><text:span text:style-name="T2">n</text:span></text:span>tiae minime<text:line-break/>consentiat. lam enim quis non admiretur, si caro, dum<text:line-break/>pungitur, doleat, cujus tamen nulla veI minima parti-<text:line-break/>cula aut peri oratur, aut dolet? vel quae unquam ratio<text:line-break/>reperietur, quae hoc admittat? into hoc quidem affir-<text:line-break/>maverim, quod, quantumlibet illae omnes atomi insitum<text:line-break/>haberent sensum, fed essent inpatibiles atque impene-<text:line-break/>trabites, ita ut tantummodo ex mutuo earum complexu<text:line-break/>caro gigneretur, nihil propterea magis impactam acum<text:line-break/>sentiret. Ut enim, fi duos digitos simul jungas, qui ta-.<text:line-break/>men sentiendi facultate pollent, ac mox eosdem disjun-<text:line-break/>gas, id absque ullo prorsus dolore feceris: ita etiam (ut<text:line-break/>arbitror), si acus atomos dissolvat, aut divellat, modo exi<text:line-break/>illis nullam vulneret, nullum unquam in animante do-<text:line-break/>lorem excitabit. Vel illi nobis hoc ostendant, quando<text:line-break/>ex mutua solummodo aliquorum sentientium corporum<text:line-break/>commistione ac e<text:span text:style-name="Default_20_Paragraph_20_Font"><text:span text:style-name="T2">a</text:span></text:span>rumdem deinde separatione ullus un-<text:line-break/>qaam subsequatur dolor. Nunquam pro<text:span text:style-name="Default_20_Paragraph_20_Font"><text:span text:style-name="T2">t</text:span></text:span>ecti, tale quip-</text:p>
      <text:p text:style-name="P3">piam poterunt ostendere, si quae evidentia sunt sequi<text:line-break/>voluerint; atque etiam, si rationem , nihil sane ollendent,<text:line-break/>quod hoc ipso minus sieri posse videatur. Quum igitur<text:line-break/>tum ratio, tum experientia testetur, quod, quanunnlibet<text:line-break/>atomis sensum concesserimus , eorum tamen separatio sit<text:line-break/>absque dolore sutura; qui sieri quaeso poterit, ut, li eas<text:line-break/>praeterea tenso orbatas ponamus, dolere possint? Ne-<text:line-break/>cessc enim est, ut paulo ante testati Iunius, duo haec<text:line-break/>simul concurrere, ut aliquid doleat, alterationem , in-<text:line-break/>quam, et sensum; utroque autem carent atomi. Rationi<text:line-break/>igitur consonum est, quamvis eorum alterum atomis con-<text:line-break/>cesseris , adhuc tamen eas indolentiam servare. Etenim<text:line-break/>si eas impatibiles quidem, sed sensus participes suppo..<text:line-break/>nas: nequaquam dolebunt, propterea quia n<text:span text:style-name="Default_20_Paragraph_20_Font"><text:span text:style-name="T2">o</text:span></text:span>ti patien-<text:line-break/>tur. Quod si pati etiam, verum ita, ut sensus sint ex-<text:line-break/>pertes , minime dolebunt, quum minime sentiant; quum<text:line-break/>opus sit, ut ante diximus, corpus, quod doliturum sit,<text:line-break/>pati atque allectionem persentire. Quare fleti nequit,<text:line-break/>ut corpus Facultate sentiendi praeditum ex elementis<text:line-break/>ortum habeat, quae pariter impatibilia sensusque exper-</text:p>
      <text:p text:style-name="P3">ua sint; sed neque impatibilibus quidem, verum sensu<text:line-break/>praeditis. Nam neque hoc esse in dolore nequam po-<text:line-break/>terit,.. quum non patiatur; erit enim forsitan potestate<text:line-break/>sentiens, sed actu nunquam. Quemadmodum sane et<text:line-break/>nostrum corpus videmus, quod, quantumlihet manifesto<text:line-break/>esiam vim habeat sentiendi, attamen minime sentit, nisi<text:line-break/>ab aliquo prius patiatur. Unde et ex hac eadem ratio-<text:line-break/>ne clare eorum sententia evertitur, qui inter elementa<text:line-break/>homoeomerias (quasi similaritates dicas) introducunt.<text:line-break/>Quamvis enim in his ipsorum elementis aliqua sint, quae<text:line-break/>vim fentiendi habeant; tamen, quum prorsus sint impa-<text:line-break/>tibilia, nescio quo modo ientiet corpus, quantumlibet sen-<text:line-break/>sa praeditum sit, quod semper futurum est extra omnem<text:line-break/>patiendi occasionem. Reliquum igitur erit, ut sentiens<text:line-break/>corpus vel ex bis sit, quae pariter vim habeant sen-<text:line-break/>fiendi et. patiendi, vel ex his, quae pati quidem possint,<text:line-break/>sed nullum deinde <text:span text:style-name="Default_20_Paragraph_20_Font"><text:span text:style-name="T2">t</text:span></text:span>ensum habeant. Nos autem mox per-<text:line-break/>pendemus, utrum horum verum siti Porro aperte. jam<text:line-break/>monstravimus, quod nequeat corpus ullum vi senfitrice<text:line-break/>d<text:span text:style-name="Default_20_Paragraph_20_Font"><text:span text:style-name="T2">o</text:span></text:span>natum ex elementis gigni simul impatibilibus et sen-<text:line-break/>su carentibus vel sensu quidem praeditis verum impa-</text:p>
      <text:p text:style-name="P3">fissilibus. Habent hoc nimirum ambae hae <text:span text:style-name="Default_20_Paragraph_20_Font"><text:span text:style-name="T2">t</text:span></text:span>ectae com-<text:line-break/>mune, quod elementa impetibilis statuant. Quodsi ele-<text:line-break/>mentum non potest esse impetibile, non erit etiam fpe-<text:line-break/>cie unum; nam neque longiori egemus demonstratione<text:line-break/>ad ostendendum, unum esse impetibile; quippe quia,<text:line-break/>quotiescunque unum fuerit elementum, nihil praeterea<text:line-break/>reliquum erit, in quod transmutari, nihil, a quo pati<text:line-break/>possit. Quicquid enim transmutatur, in alterum quip.<text:line-break/>piam transmutatur, et quod etiam patitur, ab altera pa-<text:line-break/>titur. Sed quomodo quaeso unum deinde servabitur?<text:line-break/>Probe ergo Hippocrates ratiocinatus est, non esse unum<text:line-break/>elementum, si res ulla futura sit, quae doleat; nihil erint<text:line-break/>erit (ait ille), ex quo doleat, si unum fuerit. Quo sit<text:line-break/>deinde, ut elementa omnino sint plura uno.</text:p>
      <text:h text:style-name="Heading_20_2" text:outline-level="2">Cap. HI.</text:h>
      <text:p text:style-name="P13"><text:s/>Verum quotus sit universus ipsorum nu-<text:line-break/>rnerus, hactenus incompertum est. Quare id deinceps<text:line-break/>exquiramus. Sed satius sorsitan erit, .de reliquis sua-<text:line-break/>bus siectis, quarum meminimus prius, disserere, qui-<text:line-break/>Lus commune erat, corpus, quod dolere possit, ex his</text:p>
      <text:p text:style-name="P3">primis elementis constituere, quae sint allerationi ob-<text:line-break/>noxia. Ex divisione enim reperies, omnes opiniones in<text:line-break/>quatuor redigi p<text:span text:style-name="Default_20_Paragraph_20_Font"><text:span text:style-name="T2">o</text:span></text:span>sse ; ita ut prima ea sit , quae ex V<text:line-break/>fen<text:span text:style-name="Default_20_Paragraph_20_Font"><text:span text:style-name="T2">t</text:span></text:span>a vacuis pariter et impatibilibus; altera., quae<text:line-break/>senfu quidem praeditis, sed impatibilibus. Quae ambae<text:line-break/>in hoc consentiunt , quod ex impatibilibus statuant;<text:line-break/>atque ostendimus, quod hoc esse minime possit, et pro-<text:line-break/>inde eas utrasque missas fecimus. Unde duae supererant;<text:line-break/>altera , quae corpus sentiens ex primis elementis fa-<text:line-break/>caltatem cum patiendi tum sentiendi habentibus con-<text:line-break/>stituit; altera, quae ex patibilibus, sed sensus exper-<text:line-break/>tibus; inter quas item ea est communio, qua ambae<text:line-break/>ex patibilibus aiunt. lam igitur inspiciamus, an barum<text:line-break/>sectarum impossibilis sit altera; an potius aeque utra-<text:line-break/>que aliquid proferat; quod possibile sit, ut tamen mox<text:line-break/>inquiramus , utra earum , , praeter id quod eam profe-<text:line-break/>rat sententiam , quae sit possibilis , veritatem etiam<text:line-break/>maxime contineat Itaque si animum diligenter adver-<text:line-break/>teris, ambas invenies id quod possibile sit proferre.<text:line-break/>Si namque ipsas particulas explorare volueris , . ratio-</text:p>
      <text:p text:style-name="P3">neque examinare, eae, quae corporum sunt vim sentiet:.<text:line-break/>di habentium , omnes et patibiles sunt , et sentiendi<text:line-break/>facultate praeditae, ut in carne paulo antea exposuimus.<text:line-break/>Quod si prima respexeris elementa, facile fieri poterit,<text:line-break/>ut, quamvis ea nullum habere <text:span text:style-name="Default_20_Paragraph_20_Font"><text:span text:style-name="T2">t</text:span></text:span>en<text:span text:style-name="Default_20_Paragraph_20_Font"><text:span text:style-name="T2">t</text:span></text:span>um supponatur, m<text:span text:style-name="Default_20_Paragraph_20_Font"><text:span text:style-name="T2">o</text:span></text:span>do<text:line-break/>possint in fe mutuo multisariamque et agere et pati,<text:line-break/>aliquod inde, multis intercedentibus particularibus alte-<text:line-break/>rationibus , corpus sensu praeditum gignatur. Quo-<text:line-break/>tiescunque enim ex pluribus quippiam componitur, si<text:line-break/>ea, quae in compositionem veniunt, qualia stant, talia ad ex-<text:line-break/>tremunt usque duraverint; nunquam id profectu novam<text:line-break/>ullam ad venti tiamque. adipiscetur formam , quae in<text:line-break/>his non praefuerit, e quibus constituebatur. Qu<text:span text:style-name="Default_20_Paragraph_20_Font"><text:span text:style-name="T2">o</text:span></text:span>d si<text:line-break/>ea multifariam varientur, transmutentur et altercatur,<text:line-break/>poterit tunc in composito aliquid suboriri, quod ab<text:line-break/>his, quae prius in primis illius elementis reperiebam<text:line-break/>tur, sit generis alterius. Sed erit forsitan operae<text:line-break/>pretium, perspicuitatis gratia hanc exemplo rati<text:span text:style-name="Default_20_Paragraph_20_Font"><text:span text:style-name="T2">o</text:span></text:span>nem<text:line-break/>explanemus. Aedes nimirum, quae ex lapidibus, late-<text:line-break/>vibus, lignis, tegulisque constructae sunt, nihil ess<text:span text:style-name="Default_20_Paragraph_20_Font"><text:span text:style-name="T2">e</text:span></text:span></text:p>
      <text:p text:style-name="P3">adeptas dicimus, quod non eodem genere contineretur,<text:line-break/>quo ea, quae illis praeerant, unde ap<text:span text:style-name="Default_20_Paragraph_20_Font"><text:span text:style-name="T2">t</text:span></text:span>ae fabricatae<text:line-break/>fant. Durities quippe illis universis sigillatim aderat<text:line-break/>gravitasque et magnitudo , .. praeterea figura et color,<text:line-break/>quae omnia nec in ipso etiam aedificio desiderantur.<text:line-break/>stata duritiem quidem ac gravitatem coloretnque<text:line-break/>eundem prorsus cum his habet, e quibus constitutum<text:line-break/>est; neque enim id molle est, quum tamen illa. dura<text:line-break/>fuerint; aut leve hoc, illa vero gravia; aut hoc atrum,<text:line-break/>et illa candida; sed figuram et magnitudinem ob id qui-<text:line-break/>dem habent aedes, quia prius ea habebant, unde illae<text:line-break/>compositae funt: verum non eandem omnino aut si-<text:line-break/>suram aut magnitudinem habet totum aedificium,<text:line-break/>quam partes id componentes habuerunt. At neque hoc<text:line-break/>est id, quod quaerimus, an, inquam, domus sit lete-<text:line-break/>vibus major, vel an ea sit oblonga, quum lateres<text:line-break/>sint quadrati ; sed potius , an haec propterea sit figu-<text:line-break/>rae particeps ac magnitudinis, quia .haec in his, unde<text:line-break/>constituta est, praeerant. Alioqui .enim quis est:, qui<text:line-break/>nun norit, rectam lineam ab- angulo ad angulum du-</text:p>
      <text:p text:style-name="P3">etam in duos triangulos secare quadratum spatium? qti<text:line-break/>deinde duo trianguli, si item in unum coeant, quadra-<text:line-break/>tum iterum absolvunt, ut tamen tam triangulus, quam<text:line-break/>quadratum figurae sint; praeterea si duo semicirculi si-<text:line-break/>mus fungantur, integrum circulum complent.. Et pro-<text:line-break/>inde concedimus, posse quidem ex aliis aliud quippiam<text:line-break/>gigni, verum non quod ab illis genere diver<text:span text:style-name="Default_20_Paragraph_20_Font"><text:span text:style-name="T2">t</text:span></text:span>am sit; si-<text:line-break/>gurarum enim figurae effectrices sunt, miuoresque ma-<text:line-break/>ghitudines malorum ; at figurae magnitudinum, vel<text:line-break/>magnitudines figurarum nequaquam. Quare nequit ex<text:line-break/>elementis , quae <text:span text:style-name="Default_20_Paragraph_20_Font"><text:span text:style-name="T2">t</text:span></text:span>uas qualitates usquequaque immutatas<text:line-break/>fervent, quicquam generis diversi gigni, sed, fi transuta-<text:line-break/>tentur, Iane poterit. Poterit enim, quod hactenus nigrum<text:line-break/>fuit, per multas transmutationes medias iterum album<text:line-break/>fleri, et quod nunc album, mox fieri nigrum, quod<text:line-break/>praeterea len<text:span text:style-name="Default_20_Paragraph_20_Font"><text:span text:style-name="T2">t</text:span></text:span>us expers estl, illius fieri particeps. Unde<text:line-break/>qui ex igne, aqua, aere et terra, invicem tiansmuta-<text:line-break/>tis. atque alteratis, et ad temperamentum quoddam red-<text:line-break/>actis, gigni corpus volunt sensitrice facultate praedi-</text:p>
      <text:p text:style-name="P3">tum,; hi consentanea pronuntiant. Quivero ex illis<text:line-break/>ista ut sunt permanentibus et permixtis tantummodo;<text:line-break/>perinde ac triticum, hordeum, eiceres et fabae, in<text:line-break/>acervo; hi nimirum ea, quae fieri nequeant, <text:span text:style-name="Default_20_Paragraph_20_Font"><text:span text:style-name="T2">s</text:span></text:span>ectantur.<text:line-break/>stant nec prorsus quicquam interest, si dicas, ex solo<text:line-break/>ignis, aquae, aeris .terraeque conventu corpus sen-<text:line-break/>tieus natet, aut si ex atomis, quod prisci illi affirma-<text:line-break/>bant Iam enim nullum corpus, quod tensum habeat,<text:line-break/>potest ex pluribus elementis constitui simul coeuntibus,<text:line-break/>quae tamen impatibilia sint, quum sit monstratum, nihil<text:line-break/>in his simul compositis oriri posse generis alterius.<text:line-break/>densus vero est omnino e genere diver<text:span text:style-name="Default_20_Paragraph_20_Font"><text:span text:style-name="T2">t</text:span></text:span>o a figura, gra-<text:line-break/>vitate et duritie, quae atomis inerant, et ab aliis<text:line-break/>queque, quae igni , <text:span text:style-name="Default_20_Paragraph_20_Font"><text:span text:style-name="T2">r</text:span></text:span> et terrae , aerique et aquae ; est<text:line-break/>enim lenius alterius cuiusdam generis a colore, sapore,<text:line-break/>et odore, et caeteris tandem, quae (ut omnia in<text:line-break/>unum colligam) corporibus insita sunt. Non ergo aut<text:line-break/>e<text:span text:style-name="Default_20_Paragraph_20_Font"><text:span text:style-name="T2">t</text:span></text:span> atomis corpus aliquod, quod vim fenfitricem ha-<text:line-break/>biat, procreari poterit, aut ex igne, et terra, aere,</text:p>
      <text:p text:style-name="P3">et aqua, quae immutata permaneant, ^et talia semper,<text:line-break/>qualia ex sua ipsorum natura sunt, nihilque unquam<text:line-break/>patiantur. Quare vel ex elementis primis, quibus vis<text:line-break/><text:span text:style-name="Default_20_Paragraph_20_Font"><text:span text:style-name="T2">s</text:span></text:span>entiendi insit, jvel ex illis, quae, licet hac careant,<text:line-break/>ea tamen natura sunt, ut alterari et transmutari pos-<text:line-break/>sint, erit necesse corpus constitui, quod sensu prae-<text:line-break/>ditum sit. His igitur, et quod uno plura sint omnino<text:line-break/>elementa, atque etiam quod pati possint, monstratum<text:line-break/>sit. An vero ex his primis elementis, quibus omnibus<text:line-break/>vis insit sentiendi, an ex illis potius, quae ea careant,<text:line-break/>quum et utrumque horum fieri posse affirment, non-<text:line-break/>dum monstratum est. Porro nonnulla quidem omni<text:line-break/>carere sensu, inde perspicuum est, quod quaedam<text:line-break/>etiam concreta hujusmodi sint. Sed quum hoc jam sit<text:line-break/>demonstratum, quantum possit iis sufficere, qui didice-<text:line-break/>runt demonstrationibus acquiescere, operae pretium san<text:span text:style-name="Default_20_Paragraph_20_Font"><text:span text:style-name="T2">a<text:line-break/></text:span></text:span>erit, ut mox id exponamus, quod non semel, sed<text:line-break/>multis in locis commentariorum Hsppocraticorum osten-<text:line-break/>dimus: ille enim, li aliquando unum quippiam ex eo-<text:line-break/>rum numero proserat, quae eandem naturam continent,<text:line-break/>reliqua deinde, quae eandem vim habent, nobis ad</text:p>
      <text:p text:style-name="P3">rationem addenda reliquit. Qu<text:span text:style-name="Default_20_Paragraph_20_Font"><text:span text:style-name="T2">o</text:span></text:span>d mihi hom quoque loco<text:line-break/>servasse videtur, utpote qui ab uno quidem apparente<text:line-break/>ducto argumento opinionem hanc nequaquam postibi-<text:line-break/>Iem esse ostenderit, moxque nobis locum reliquerit, ut<text:line-break/>id ipsum multifariam ex his , quae eandem cum hoc<text:line-break/>vim tenent, demonstraremus. In his enim, quae in no-<text:line-break/>bis apparent, id unum est, quod nos dolemus^ hoc<text:line-break/>vero monstravit minime fieri posse, quin etiam patia-<text:line-break/>mur. Ex quo sequebatur postea, elementa esse plura<text:line-break/>uno, siquidem unum pati nequit, quum nihil prae-<text:line-break/>terea relinquat<text:span text:style-name="Default_20_Paragraph_20_Font"><text:span text:style-name="T2">u</text:span></text:span>r, quod ipsum afficiat. In quem igi-<text:line-break/>tur modum ille ex dolentibus corporibus, in eundem<text:line-break/>tu ex his, quae in voluptate sunt, ad hoc idem de-<text:line-break/>monstrationem depromas; et ut ex his, ita ex illis,<text:line-break/>quae sentiunt. Nam et hoc ita a me dedita opera<text:line-break/>identidem in hoc libro factitatum est. Unde si nulla<text:line-break/>voluptas consequi poterit, ubi impatibilia suerint ele-<text:line-break/>menta, nullusque dolor, ac nullus praeterea sensus:<text:line-break/>nulla etiam aderit veI memoria, vel reminiscentia,<text:line-break/>vel imaginatio, quum horum omnium sensus sit quasi<text:line-break/>radix et fons. At si nihil horum, nulli quoque ani-</text:p>
      <text:p text:style-name="P4">mi functio, et tandem nec ipfe etiam animus. Quis<text:line-break/>igitur non admiretur priscorum virorum brevitatem<text:line-break/>in lententiis? Nam haec omnia Hippocrates quibusdam^<text:line-break/>vel paucis verbis perstrinxit, et valide admodum mon-<text:line-break/>stravit, elementum non esse unum. Verum ut haec<text:line-break/>exposita sunt,. transeamus ad alia, et inspiciamus, quo<text:line-break/>modo ipse priori rationi sequentem annectat; universa<text:line-break/>vero verborum ejus series hoc se habet modo. Ego<text:line-break/>autem statuo, quod, si homo esset unum, neutiquam<text:line-break/>doleret; nihil enim praeterea esset, ex quo doleret,<text:line-break/>si esset unum. Si tamen doleret, esset necesse, et me-<text:line-break/>dicamentum fore unum.<text:tab/>Si unum (inquit ipfej esset</text:p>
      <text:p text:style-name="Normal">homo, minime doleret; quod si doleret, id etiam,<text:line-break/>quod illi remedio est, unum esset. Secundum eu<text:span text:style-name="Default_20_Paragraph_20_Font"><text:span text:style-name="T2">n-<text:line-break/></text:span></text:span>dem figurae syllogifticae modum rationem ex curatione<text:line-break/>interrogat, fecundum quem et ex dolore depromptam<text:line-break/>prius interrogavit. Assumit enim secundum , quod est<text:line-break/>primi consequens, cui deinde adiiciens oppositum con-<text:line-break/>sequenti , . tandem concludit oppositum antecedentis.</text:p>
      <text:p text:style-name="P3">Nam si unum homo esset, non doleret; dolet autem;<text:line-break/>non igitur est unum. Pari etiam modo rationem ex<text:line-break/>curationis counitione desumptam interrogabimus. Si<text:line-break/>homo esset unum, qui etiam doleret, modus illi me-<text:line-break/>dendi esset unus ; fed medendi modus non est unus;<text:line-break/>ergo si est unum homo, non dolet. Erunt itaque<text:line-break/>partes nostrae, ut hunc etiam locum illo tractemus<text:line-break/>modo, quo et priorem: quippe ut ostendamus, secum<text:line-break/>dum primo consequens esse , atque etiam quod prebe<text:line-break/>oppositum consequentis sit acceptum; ut sic et rationem<text:line-break/>exponamus, et fidem illi, prout res ipsa poscere vi- -<text:line-break/>detur, asseramus. . Quum autem satis in superioribus<text:line-break/>monstratum fit; quod homo, si unum esset, nunquam<text:line-break/>doleret, nunc, quod positu etiam, quod ipse. doleret,<text:line-break/>unica tantum sit futura curandi ratio, facile intelliges,<text:line-break/>si cogitaveris, quod, si quid a .nulla. re externa pati<text:line-break/>potest, reliquum est,. ut tantum interne a sua ipsius<text:line-break/>natura patiatur. At vero quum unica fuerit ipsa rei<text:line-break/>uniuscujusque natura, unicus etiam statim futurus est</text:p>
      <text:p text:style-name="P3">assectus. Hoc vero ex necessitate sequitur, qu<text:span text:style-name="Default_20_Paragraph_20_Font"><text:span text:style-name="T2">o</text:span></text:span>d rati<text:span text:style-name="Default_20_Paragraph_20_Font"><text:span text:style-name="T2">o<text:line-break/></text:span></text:span>redeundi in naturalem statum unica sit; at hoc quid.<text:line-break/>aliud est, quam ipsinnet curatio ? quare, quod ipsimi<text:line-break/>per fe patitur, unicam habebit, qua curari possit, ra-<text:line-break/>tionem, sicut unicum etiam est id, quod- curandum<text:line-break/><text:span text:style-name="Default_20_Paragraph_20_Font"><text:span text:style-name="T5">est:. </text:span></text:span>Quae omnia quam aperte falsa sint, nulla nostra<text:line-break/>expositione praeterea egent ; led ea primam suppositio-<text:line-break/>nem sequuntur, quam Hippocrates ex abundanti, quam-<text:line-break/>vis ea ipsa omnes limites excederet eorum, quae<text:line-break/>quoquo modo esse possint, introducere voluit, utpote<text:line-break/>quia nihilo minus ex hoc etiam supposito id conficis-<text:line-break/>tur, quod ab initio fuerat propositum. Nam quod<text:line-break/>nos non doleremus, si unum esset elementum, ve-<text:line-break/>riffimum esu Sed nun ita deinde est verum, si unum<text:line-break/>supponatur elementum se quod nos dolituri simus; at-<text:line-break/>tamen ob id et ipsum supponitur, ut ex illismet, qui<text:line-break/>hoc ip<text:span text:style-name="Default_20_Paragraph_20_Font"><text:span text:style-name="T2">t</text:span></text:span>um suppositum sequuntur , ostendat, principium<text:line-break/>illud everti, quum unicu<text:span text:style-name="Default_20_Paragraph_20_Font"><text:span text:style-name="T2">s</text:span></text:span> tunc futurus sit morbus,<text:line-break/>atque etiam unica medendi forma et unicum praeterea<text:line-break/>remedium; fed non unicum est remedium; erit ergo<text:line-break/>hypothesis falsa, in qua subiiciebatur unum esse ele-</text:p>
      <text:p text:style-name="P3">mentum. satis enim evidens est, non unicum esse<text:line-break/>remedium, quum multi, dum calefiunt, sanitati restituan-<text:line-break/>tur; nec minus etiam reperiantur, qui refrigerati ex<text:line-break/>morbo convaluere, vel humectati ; nec- desunt etiam,<text:line-break/>quos exiccautia juverint; nec praeterea , quia aliqui<text:line-break/>funt acerbis aut amaris medicamentis curati, idcirco<text:line-break/>etiam omnes; sunt enim qui duicibus , vel salsis;<text:line-break/>atque etiam ut multi his usi, quae alvum astringunt,<text:line-break/>iti alii his , quae eandem cient, fani evasere; et<text:line-break/>sicut alii densantibus, ita nonnulli rarefacientibus f ut<text:line-break/>tandem innui versum hoc affirmare liceat, nullum un-<text:line-break/>tuam reperiri curandi modum, quin et alter illi con-<text:line-break/>statius statim reperiatur- . Recte igitur asseruit, re-<text:line-break/>melium non esse unum. Atqui ex hoc ipso pruuun-<text:line-break/>cisto, et altero, quod ex suppositione desumptum est,<text:line-break/>edicitur, non esse elementum unum; ut tandem univer-<text:line-break/>iam rationem hoc fere modo interrogare oporteat. Si<text:line-break/>homo et esset unum et etiam doleret, modus quo-<text:line-break/>que, quo esset curandus, unus foret: modus vero, quo ,</text:p>
      <text:p text:style-name="P5">curatur, nequaquam est unus igitur nec homo, fi<text:line-break/>est unum, dolet. Itaque nihil amplius aut ea, quae<text:line-break/>circa hujus operis initia inducta fiunt, inquirere, aut<text:line-break/>praeter haec, quae nunc a nobis dicta sunt; alia<text:line-break/>quapiam exposititme erit opus , quum ex his facile hu-<text:line-break/>jus viri sententiam habere possimus. Ipse vero ait:<text:line-break/>Quicunque eos consueverunt audire, qui de natura hu-<text:line-break/>mana disserunt, procul ab eo quod ad medicinam alli-<text:line-break/>neat, illos minime expedit hunc audire sermonem; ne-<text:line-break/>que enim dixerim, hominem esse omnino aerem, neque<text:line-break/>ignem, neque aquam, neque terram , neque aliquid<text:line-break/>aliud, quod non in homine unicum esse appareat Quae<text:line-break/>non eo legenda sunt modo , ut <text:span text:style-name="Default_20_Paragraph_20_Font"><text:span text:style-name="T3">ὲνεον</text:span></text:span><text:span text:style-name="Default_20_Paragraph_20_Font"><text:span text:style-name="T4"> </text:span></text:span>simul ac leni fpi-<text:line-break/>ritu proferatur, quasi unica sit pars orationis, quem-<text:line-break/>admodutn multi ex Hippocraticis legere s<text:span text:style-name="Default_20_Paragraph_20_Font"><text:span text:style-name="T2">o</text:span></text:span>liti sunt,</text:p>
      <text:p text:style-name="Normal">sed potius aspirantes, et in partes duas dividentes, ac<text:line-break/>si ita dixerit: Neque enim dixerim, ipsum hominem<text:line-break/>esse usquequaque aerem , neque ignem , neque aquam,<text:line-break/>neque terram, neque aliquid etiam aliud, quod non ap-</text:p>
      <text:p text:style-name="P3">pareat unum ac solum in homine existens. Nam<text:line-break/>quod universus is sermo , quem ipsis priorem habuit,<text:line-break/>ob id factus sit, ut probaret, elementum minime esse<text:line-break/>unum, tum ex his ostenditur, quae ipse paulo antea<text:line-break/>dixit, tum vel maxime ex his, quae statim circa initia<text:line-break/>subiungit praecedenti sententiae , quum ait : Dicunt enim,<text:line-break/>unum esse id, quod est, atque hoc et unum esse et<text:line-break/>omne ; fed inter se non conveniunt deinde nominibus ;<text:line-break/>nam ex eis aliqui hoc unum atque omne statuunt esse<text:line-break/>aerem, alii aquam, alii terram, alii ignem. Item<text:line-break/>paulo post: Ex medicis quoque nonnulli hominem au-<text:line-break/>tumant esse suium sanguinem , quidam vero ipsorum<text:line-break/>bilem arbit<text:span text:style-name="Default_20_Paragraph_20_Font"><text:span text:style-name="T2">r</text:span></text:span>antur esse hominem, aliqui pituitam. Post.<text:line-break/>modum illos refellere aggressus eam dictionem protulit,<text:line-break/>quam ego priorem exposui, quae in universum efficax<text:line-break/>plurimum est tam contra medicos, quam contra natu-<text:line-break/>rales philosophos. Mox vero seorsum medicos his<text:line-break/>etiam verbis insectatur: Ego vero .censeo, opus esse,<text:line-break/>illum, qui affirmet solum sanguinem esse hominem, nec</text:p>
      <text:p text:style-name="P3">quippiam praeterea aliud, ostendere -ipsum , nec for-.<text:line-break/>mam. transmutare, nec alio etiam modo variari; et<text:line-break/>ut- vel tempus aliquod auni vel aetatis monstret,. quo<text:line-break/>unus solusque i<text:span text:style-name="Default_20_Paragraph_20_Font"><text:span text:style-name="T2">d</text:span></text:span> homine sanguis conspici possit. Nam<text:line-break/>consentaneum rationi videtur , ut aliquo saltem tempore<text:line-break/>id, quod in ipso unum est, repraesentet- Et. eadem<text:line-break/>ego illis opposuerim , qui volunt hominem salam esse<text:line-break/>pituitam, nec non et illis, qui solam bilem. Ac<text:line-break/>tandem finem huic rationi facturus haec iterum sub-<text:line-break/>infert. Necesse igitur primum est, generationem mi-<text:line-break/>nime ex uno fieri; qui enim poterit, quod unum est,<text:line-break/>nisi alteri cuipiam commisceatur , aliquid aliud gigne-<text:line-break/>re? Atque iterum deinde: Quo unquam modo rationi<text:line-break/>consonum est, quicquam ex uno fieri, quum nec ex<text:line-break/>pluribus etiam possit quicquam constitui, nisi ea ex<text:line-break/>mutuo; temperamento probe se habuerint? Et rursus<text:line-break/>postmodum: Quare necesse est, si hujusmodi sit natura<text:line-break/>cum hominis , tum aliorum omnium , hominem non<text:line-break/>esse unum. Denuoque in sequentibus: Necessarium</text:p>
      <text:p text:style-name="P3">igitur est, quum adeo inter. <text:span text:style-name="Default_20_Paragraph_20_Font"><text:span text:style-name="T2">t</text:span></text:span>e et specie et potestate<text:line-break/>differant, ea non. esse unum, nisi ignis quoque et aqua<text:line-break/>unum fuerint. Itaque in omnibus his et praeterea in<text:line-break/>sequentibus etiam nihil aliud agit, praeterquam quod<text:line-break/>eos aperte insectatus , qui unum esse elementum decer-<text:line-break/>nuut. . Quare patet, quod idem etiam agit, dum sta-<text:line-break/>tim. circa principia hujus sermonis, quae nos etiam<text:line-break/>exposuimus, ea profert: hominem, inquam, non esse<text:line-break/>solum aerem, neque ignem, nec quicquam aliud, quod -<text:line-break/>non. in corpore unum esse appareat. Nam et ea parte,<text:line-break/>qua ipse. ait; Mihi videntur hi, qui hominem esse unum<text:line-break/>autumant, in bane venisse sententiam; explicat, unde<text:line-break/>nonnulli inducti sint, ut dicerent, hominem esse<text:line-break/>unum. Quos quum mox etiam refellit inquiens: At-<text:line-break/>qui primum nullus unquam ex superfluente purgatione<text:line-break/>mortuus solam bilem excrevit; nec non .quum de eae-<text:line-break/>turis humoribus, de quibus mox disserit, eadem etiam<text:line-break/>profert, humanam nimirum naturam non ex uno pe-<text:line-break/>ultus humore, hoc est elemento, sed ex quatuor con-</text:p>
      <text:p text:style-name="P3">stare; nihil aliud omnino agit, nisi .quod id concludit,<text:line-break/>quod erat pollicitus statim ab ipsis principio, unum<text:line-break/>non esse ipsum hominem. Porro fatua est haec tam<text:line-break/>naturalium philosophorum quam medicorum opinio,<text:line-break/>qui unum vel hominis vel ipsius etiam universi esse<text:line-break/>elementum asserunt.</text:p>
      <text:h text:style-name="Heading_20_2" text:outline-level="2">Cap. IV. </text:h>
      <text:p text:style-name="P13">Et Iane mira<text:span text:style-name="Default_20_Paragraph_20_Font"><text:span text:style-name="T2">n</text:span></text:span>dum est , quo unquam<text:line-break/>pacto illi, qui talia introducunt,. aliqua a quibusdam<text:line-break/>hominibus existimatlone digni habeantur, quum tamen<text:line-break/>neque sit arduum illos confutare. Aggressus attamen<text:line-break/>Hippocrates est illis contradicere, non quod se magni<text:line-break/>aliquid facturum arbitraretur , sed magis celebritate<text:line-break/>eorum motus. Nullas enim vel probabiles, veli quae<text:line-break/>solvi facile non possint, rationes hi afferunt, qui unum<text:line-break/>esse elementum ponunt ; sed eas tantummodo , quae<text:line-break/>fallaciam omnibus expositam quaeque facillime depre-<text:line-break/>hendatur, habeant. Qui etenim aquam esse elemen-<text:line-break/>tum censent, ob id hoc arbitrantur, quod ea densata<text:line-break/>et quasi coactu in terram vertatur ; rarefacta vero<text:line-break/>ac veluti fusa in . aerem ; quae si praeterea magis<text:line-break/>rarescat ac fundatur, in ignem transit; et proinde</text:p>
      <text:p text:style-name="P3">eam esse elementum affirmant. Sed et qui aerem, rpsit<text:line-break/>quoque aiunt; illum rariorem factum, ignem effici;<text:line-break/>de<text:span text:style-name="Default_20_Paragraph_20_Font"><text:span text:style-name="T2">n</text:span></text:span>siorem vero, aquam; qui si etiam densetur magis,<text:line-break/>terram gigni. Alii autem, quum terram intuerentur,<text:line-break/>quae ss aliquantulum et mode<text:span text:style-name="Default_20_Paragraph_20_Font"><text:span text:style-name="T2">r</text:span></text:span>ate rarescit et fundi-<text:line-break/>tur, in aquam transmutatur: si magis, in aerem; si<text:line-break/>maxime, in ignem; hoc argumento probant, terram<text:line-break/>ipsum esse elementum. Nec secus etiam agunt, qui<text:line-break/>ignem esse elementum statuunt; quia enim; si is dense-<text:line-break/>tur et quasi in fe ipsum cogatur , in -aerem vertitur;<text:line-break/>si id .ipsum magis patiatur, magisque densetur,. in<text:line-break/>aquam; si quam plurimum densetur, in terram; ideo<text:line-break/>efficere volunt et isti, hoc ipsum esse elementum. At-<text:line-break/>tamen hae istorum rationes perquam apertam et in<text:line-break/>promptu absurditatem habent. Porro hi omnes de mu-<text:line-break/>tua elementorum transmutatione verba faciunt ; nec ta-<text:line-break/>rnen se id demonstrare arbitrantur, sed potius id, quod<text:line-break/>unusquisque eorum appellat elementum. Non autem idem<text:line-break/>est de aeris iguisque, et praeterea terrae et aquae<text:line-break/>inter se invicem transmutatione sermonem habere, ar.</text:p>
      <text:p text:style-name="P3">de elementis; utpote quoniam non eo) quod possint in-<text:line-break/>vicem ex natura transmutari, unumquodque ipsorum<text:line-break/>elementum est, fed quod primum atque simplicissi-<text:line-break/>mum sit. Unde et Plato in Timaeo ostensurus, his<text:line-break/>omnibus communem materiam esse subjectam , de mutua<text:line-break/>illorum transmutatione disserit; erat enim ipse peritus<text:line-break/>methodi demonstrandi, et proinde primorum corporum<text:line-break/>transmutatione probe usus est. At Thales, Anaxime-<text:line-break/>nes, Anaximander, nec non et Heraclitus, ex eorum<text:line-break/>mutua transmutatione unum .quodpiam ex illis esse ele-<text:line-break/>mentum demonstrare conantur, ita tamen ut alius aliud<text:line-break/>introducat. Qui mihi videntur omnes communem il-<text:line-break/>lam somniasse materiam, omnibus elementis subjectam;<text:line-break/>et hanc ut unicam videre, ita etiam unum esse elemen-<text:line-break/>tum arbitrati fiunt. Sed par quidem deinde erat., ut<text:line-break/>dicerent, hocne, quod communi quadam ratione <text:span text:style-name="Default_20_Paragraph_20_Font"><text:span text:style-name="T3">οτη</text:span></text:span><text:span text:style-name="Default_20_Paragraph_20_Font"><text:span text:style-name="T4">-<text:line-break/></text:span></text:span>nibus subjectum est, aeri inquam et igni, terraeque<text:line-break/>et aquae, esset id elementum: at illi hoc praetergressi,<text:line-break/>unum quodpiam ex his quatuor id elementum. esse pro-.<text:line-break/>mulgaverunt; et quidem hi omnes communem habent</text:p>
      <text:p text:style-name="P3">in demonstrando sententiam, non tamen idem postea ele-<text:line-break/>mentum constituunt; quos et Hippocrates statim inter<text:line-break/>hujus libri initia carpit, dum ita ait: omnes quidem<text:line-break/>eadem utuntur sententia , nec tamen eadem deinde<text:line-break/>dicunt; moxque haec etiam addit: Et ad id quidem,<text:line-break/>quod ipsi sentiunt, eundem asserunt ratiocinii modum,<text:line-break/>nec eadem tamen pronunciant. At quisnam erat, quae-<text:line-break/>so, is ratiocinii modusst is qui superius a nobis expo-<text:line-break/>situs esu Qui enim terram esse elementum po<text:span text:style-name="Default_20_Paragraph_20_Font"><text:span text:style-name="T2">t</text:span></text:span>uit,<text:line-break/>inde ratiocinatur, quod ea fusa in aquam vertatur;<text:line-break/>quae si magis insuper rarescat, in aerem; et ex hoc<text:line-break/>tandem in ignem, si adhuc fiat rarior ; et ex hac ratione<text:line-break/>colligunt, terram esse elementum. Et eisdem innitun-<text:line-break/>tur, qui aquam alunt, aut ignem, aut aerem, sicuti<text:line-break/>prius a nobis expositum esu Ili igitur omnes, quan-<text:line-break/>tumlibet in variis versentur politionibus, eodem tamen<text:line-break/>utuntur epilogo. Et Iane primam non eam inserunt<text:line-break/>conclusionem , quae illi propria peculiarisque sit ;<text:line-break/>propria enim ea erat, ut dicerent;-. unum est ergo sub-<text:line-break/>jectum, uuaque substantia, quae omnibus pari ratione</text:p>
      <text:p text:style-name="P3">primis corporibus subiicitur. Deinde nec .id animad- .<text:line-break/>vertunt, quod omnes unam eandemque demonstratio-<text:line-break/>nem ad quatuor materias accommodare volunt. Et ni-<text:line-break/>mirnnr haec ambo illis objicit Hippocrates, dum alt:<text:line-break/>Et astruit suam eorum unusquisque rationem testimo-<text:line-break/>niis ac coniecturis quibusdam, quae tamen nihil sunt;<text:line-break/>aperte insinuat, illos procul ab omni demonstratione nu-<text:line-break/>gari, potiusque se ipsos fallere, quam quod aliquid<text:line-break/>conficiant. Et suum praeterea addit, quod in eadem<text:line-break/>sententia omnes versantur, nec tamen eadem dicunt,<text:line-break/>nempe neque id cognoscunt , hac etiam parte indicat,<text:line-break/>eos latere, se rebus diversis ac pugnantibus velle<text:line-break/>unam eandemque aptare demonstrationem. U<text:span text:style-name="Default_20_Paragraph_20_Font"><text:span text:style-name="T2">n</text:span></text:span>de ait<text:line-break/>deinde ipse: Cujuscunque lingua magis soluta fluens- -<text:line-break/>que turbae visa fuerit, is in ea disputatione superior<text:line-break/>judieatur. Turbam porro rudem imperitorum homi-<text:line-break/>num multitudinem appellat, qui nec etiam quid sit<text:line-break/>demonstratio noverunt unquam ; . unde recte quidem</text:p>
      <text:p text:style-name="P3">haec ipso deinde intulit: Sed (ut mihi ridetur) hi ho-<text:line-break/>mines ipsi <text:span text:style-name="Default_20_Paragraph_20_Font"><text:span text:style-name="T2">t</text:span></text:span>uis apiorum, quibus in disserend<text:span text:style-name="Default_20_Paragraph_20_Font"><text:span text:style-name="T2">o</text:span></text:span> utuntur,<text:line-break/>verbis fe ipfos prae imperitia in errorem detrudunt,<text:line-break/>Melissique sententiam erigunt. Is enim, habito sermone<text:line-break/>de universitate, abfurda quaedam pronunciavit, omnia<text:line-break/>nimirum esse unum, et id intransmutabile et insuti-<text:line-break/>tum. Unde. ex qua parte aerem aiunt, aut ignem,<text:line-break/>aut aquam, aut terram esse unum et omne, ex ea<text:line-break/>etiam ratio Melissi firmari videtur. Data namque op-<text:line-break/>tione , ut ex his duobus decretis, adeo tamen absurdis,<text:line-break/>alterum eligatur, res periclitari videtur, ne Melissi<text:line-break/>sententia sit praeferenda, neque enim ipse id, quod a<text:line-break/>principio supposuerat, praecedente disputatione evertit;<text:line-break/>quod tamen illi committunt, quippe qui ponunt qui-<text:line-break/>dem, unum esse rerum omnium elementum, mox vero<text:line-break/>de ejus transmutatione agunt, ita, ut tandem .quatuor<text:line-break/>entia constituant; melius enim foret, id unum intrans-<text:line-break/>mutabile fecisse, si sit revera unum, quoniam, si trans-<text:line-break/>mutetur, quo modo erit amplius unum? Merito igitur<text:line-break/>autumat Hippocrates , eos omnes, qui vel aquam unum</text:p>
      <text:p text:style-name="P3">esse elementum inquiunt, vel aerem, vel ignem j vel<text:line-break/>terram , Melissi rationem erigere ; quae tamen adeo est<text:line-break/>absurda, et ab omni prorsus evidentia semota, ut ne-<text:line-break/>que digna sit, cui contradicat. De ejus tame<text:span text:style-name="Default_20_Paragraph_20_Font"><text:span text:style-name="T2">n</text:span></text:span> absurdi-<text:line-break/>tate ab Aristotele- quoque in primo naturalis ausculta-<text:line-break/>Isionis libro plenius disputatum esu</text:p>
      <text:h text:style-name="Heading_20_2" text:outline-level="2">Cap. V. </text:h>
      <text:p text:style-name="P13">Ime videtur ille in<text:span text:style-name="Default_20_Paragraph_20_Font"><text:span text:style-name="T2">i</text:span></text:span> suarum rationum<text:line-break/>forma Hipoocratem imitatus fuisse. Praefatus etenim<text:line-break/>ab ipso statim initio , quod considerare quidem , si ens<text:line-break/>unum sit et immobile, non est de natura considerare;<text:line-break/>atque hoc deinde etiam demonstrato, et proinde, quod<text:line-break/>neque sit lepus rationibus Melissi et Parmenidis contra-<text:line-break/>dicere, utpote quia utraeque sint manifesto absurdae,<text:line-break/>attamen mox in illius libri processu eos insectari depre-<text:line-break/>henditur. Nec <text:span text:style-name="Default_20_Paragraph_20_Font"><text:span text:style-name="T2">t</text:span></text:span>ectis etiam Hippocrates ac ille egit, ut-<text:line-break/>pete quem (tametsi primum innuisset, illos, qui ajunt,<text:line-break/>unum este elementum, eo medicinam labefactare, ut<text:line-break/>neque operae pretium sit eos hunc audire sermonem)</text:p>
      <text:p text:style-name="P3">eorum sententias postmodum refellere comperimus. At<text:line-break/>vero, quod ii, qui ens pronunciant esse unum, philo-<text:line-break/>fophlae naturalis principia tollant, ut ait Aristoteles,<text:line-break/>atque etiam medicinae, ut Hippocrates, est sane quam<text:line-break/>manifestum. Naturalis etenim scientia corpora, quae<text:line-break/>generantur ac intereunt, quaeque -prorsus sunt expo-<text:line-break/>sita transmutationi, contemplatur; ea vero, si unum<text:line-break/>tantummodo ens fuerit, omnino delentur. Quibus de-<text:line-break/>lude oblatis pariter et medicina tollitur; primum qui-<text:line-break/>dem ob id, quod ea sit quasi generationis et interi-<text:line-break/>tus ministra, et proinde, nisi haec concedantur, illa<text:line-break/>etiam tollitur; deinde vero quia ab iis ipsis, qui ens<text:line-break/>esse unum opinantur, tot variae multiplicesque tol-<text:line-break/>luatur medendi rationes : nam vel nihil corpora nostra<text:line-break/>tunc paterentur, vel, si paterentur, unus tantum foret-<text:line-break/>patiendi modus, et proinde unica etiam esset medelae<text:line-break/>ratio. Quod si fuerit, universa porro medicina ruit;<text:line-break/>quippe quia , si multa sint remediorum- genera , ad<text:line-break/>medicum mor pertinebit -ea excogitare, quae unioni-</text:p>
      <text:p text:style-name="P3">que morbo conducere possint : at quum una tantum-<text:line-break/>modo fuerit, ut morbi, ita etiam remediorum ratio,<text:line-break/>nullum relinquitur amplius aberrandi periculum. Recte<text:line-break/>igitur Hippocrates protinus inter initia ita ait: Quicun-<text:line-break/>que eos consueverunt audire , qui de natura humana<text:line-break/>procul ab eo, quod ad medicinam attineat, disserunt,<text:line-break/>illos minime expedit hunc audire sermo<text:span text:style-name="Default_20_Paragraph_20_Font"><text:span text:style-name="T2">n</text:span></text:span>em. Et de-<text:line-break/>inde subinsert; Neque enim dixerim, hominem esse us-<text:line-break/>quequaque aerem , hoc est, penitus unum et solum.<text:line-break/>Quia, si quis id ipsirm affirmare velit, is fertur ulte-<text:line-break/>rius, quam ratio medicinae exposcat , . et artis prin-<text:line-break/>cipia subvertit. Nam hoc messio inprimis concedi opus<text:line-break/>est , multas nimirum esse morborum , multas etiam<text:line-break/>praesidiorum species :. quod nisi concesserit, statim e<text:line-break/>medio tollet ipsa medicinae principia. Procul igitur<text:line-break/>erit is sermo a finibus medicinae. Iam enim nullus<text:line-break/>est artifex, qui illis contradicat, qui suae artis prin-<text:line-break/>cipia destruit, imo hoc ad alium pertinet. Quod fa-<text:line-break/>cilo vel ex ipsius Anisio telis verbis perdiscas, quae <text:span text:style-name="Default_20_Paragraph_20_Font"><text:span text:style-name="T2">t</text:span></text:span>e in</text:p>
      <text:p text:style-name="P6">hunc modum habent : Ut enim nequit geometra<text:line-break/>contra eunt, qui sua tollit principia, disputare, verum<text:line-break/>hoc vel alterius scientiae munus est, vel pariter om-<text:line-break/>uiuni : ita<text:tab/>nec philosophus naturalis.<text:tab/>Nam illi, qui</text:p>
      <text:p text:style-name="P7">ea destruunt, quae perspicuo apparent, jure essent coar-<text:line-break/>guendi ab<text:tab/>omnibus in<text:tab/>universum<text:tab/>hominibus ,<text:tab/>utpote</text:p>
      <text:p text:style-name="P8">quia ritam<text:tab/>subvertant:<text:tab/>aut saltem<text:tab/>ars<text:tab/>aliqua<text:tab/>praeter</text:p>
      <text:p text:style-name="P9">has omnes<text:tab/>particulares<text:tab/>i<text:span text:style-name="Default_20_Paragraph_20_Font"><text:span text:style-name="T2">n</text:span></text:span>stituenda<text:tab/>est,<text:tab/>cujus<text:tab/>sit pro</text:p>
      <text:p text:style-name="Normal">principiis artium omnium propugnare: etenim parti-<text:line-break/>cuiatium unaquaeque artium ex pri<text:span text:style-name="Default_20_Paragraph_20_Font"><text:span text:style-name="T2">n</text:span></text:span>cipiis , quae pro<text:line-break/>concessis habentur, progreditur. Unde ridentur tam<text:line-break/>Aristoteles, quam etiam Hippocrates, suum eodem fe-<text:line-break/>re modo digessisse sermonem, quem tamen expositores<text:line-break/>intelligentia non consequuntur. Siquidem Hippocrates<text:line-break/>non ea propter dixit, hunc sermonem illis non con-<text:line-break/>venire,. qui de humana natura audire consueveru<text:span text:style-name="Default_20_Paragraph_20_Font"><text:span text:style-name="T2">n</text:span></text:span>t, ul-<text:line-break/>terius quam quantum ipsius ad medicinam pertineat,<text:line-break/>qnod eos contemnat, qui ignem et terram et aquam<text:line-break/>et aerem in elementis ponunt, imo ab initio statim<text:line-break/>ad extremum usque eos increpat, qur unum tantum ex</text:p>
      <text:p text:style-name="P3">his ponmrt , quocunque modo sit illusi. .- Id namque<text:line-break/>esset prorsus ab omni ratione alienum, si propterea,<text:line-break/>quia nullum ex his quatuor- solum sincerumque con-<text:line-break/>spiciatur in. corpore, velit .etiam negare, ea omnia si-<text:line-break/>mul reperiri. Esset enim hoc perinde, an si quis cre-<text:line-break/>dere nollet, medicamentum, quod tetrapharmacum ap-<text:line-break/>pellatum est , ex cera ,- resina , piceque et adipe<text:line-break/>componi, quoniam eorum nullum integrum surcerumque<text:line-break/>contineri rideat. Sed cur de his; quae invicem per te-<text:line-break/>ta miscentur et temperantur, amplius loquimur? quum<text:line-break/>neque sicciora medicamenta , ut ea, quae ex cadmia,<text:line-break/>aere usio stimmique consta<text:span text:style-name="Default_20_Paragraph_20_Font"><text:span text:style-name="T2">n</text:span></text:span>t, si illa sint optime lae-<text:line-break/>vigata, videantur ullum ex. his simplex purumque ser-<text:line-break/>vare : nec ullam umquam possis , quantumlibet vel<text:line-break/>minimam accipias, particulam invenire, ubi quodpiam<text:line-break/>ex his sincerum alterique impermixtum inspicias. Igi-<text:line-break/>tur, tametsi nullum etiam e quatuor elementorum nu-<text:line-break/>mero integrum sincerumque in animantium corporibus<text:line-break/>reperiatur , tamen non propterea dubitandum , qum<text:line-break/>illa ex his sint contemperata: neque eum ob causam,</text:p>
      <text:p text:style-name="P3">si mundum ex quatuor elementis constare concedimus,<text:line-break/>delude ab hac horum compositione animalia eximamus,<text:line-break/>ac si illa minime sint in eo procreata , . sed huc ex-<text:line-break/>trinsecus et aliunde introducta.-; Vel curaest, quaeso;<text:line-break/>quod tu a me velis terram in corporibus animantium<text:line-break/>ostendi , quae sincera sit atque . impermixta, quum<text:line-break/>ejuscemodi ne in universo quidem a te ostendi queat?<text:line-break/>quamcunque enim illius particulam acceperis , ea sta-<text:line-break/>tim erit alicuius .caloris ac humoris cujusdam, aereae-.<text:line-break/>que substantiae particeps, quum tamen ea terra, quam<text:line-break/>.etiam esse elementum opinamur , sit quam . maxime<text:line-break/>densa, gravisque et.sicca<text:span text:style-name="Default_20_Paragraph_20_Font"><text:span text:style-name="T2">r</text:span></text:span> et praeterea frigida. Quod<text:line-break/>si tot .in .mundo mihi .lapidem oste<text:span text:style-name="Default_20_Paragraph_20_Font"><text:span text:style-name="T2">n</text:span></text:span>deris terreum rane<text:line-break/>corpus, ego tibi illi simile in animantibus. ossium, car-<text:line-break/>tilaginum, pilorumque ge<text:span text:style-name="Default_20_Paragraph_20_Font"><text:span text:style-name="T2">n</text:span></text:span>us ostendam.:; ad quod etiam<text:line-break/>in testaceis animalibus .id. spectat., quod testa <text:span text:style-name="Default_20_Paragraph_20_Font"><text:span text:style-name="T2">i<text:line-break/></text:span></text:span>appellatur , quod . jam exacte est in speciem<text:line-break/>terrae concretum et . exiccatum. Quare si cu-<text:line-break/>pis in animante terram intueri, .eandem habes, qualem</text:p>
      <text:p text:style-name="P3">in universo : eam vero, quae sula sit et cujusque<text:line-break/>mixturae expers, -neque in illo facile reperias, quem-<text:line-break/>admodum neque aquam puram,- quae aliorum nulli<text:line-break/>commixta sit,. nec .ignem, nec. aerem: sunt etenim<text:line-break/>.haec omnia quali adulterata, .ec aliis mixta, quae sunt<text:line-break/>diversi generis: semperque alterum alterius tum magis,<text:line-break/>tum minus particeps est; ut tamen in ipsa mixtione illius<text:line-break/>(si quis animum intendat) forma appareat, quod alia<text:line-break/>excedit. Ne igitur amplius impermixtum quicquam in<text:line-break/>animalium corporibus exquiras , i sed quotiescunque ali-<text:line-break/>quam rideris particulam frigidam siecamque et densant,<text:line-break/>ea sutis sit ad revocandam tibi terram in memoriam.<text:line-break/>Satis etiam praeterea sit humidum aliquid vidisse et<text:line-break/>rarum. atque fluens ad aquam - mente concipiendam.<text:line-break/>Calor quoque, qui plurimus in corpore animantis re-.<text:line-break/>peritur, tibi ignis memoriam repraesentet: nec non<text:line-break/>et spiritus natura , citra quem animal nequaquam<text:line-break/>constare potest, aeris in primis ac mox etiam ignis ti-<text:line-break/>bi asserat memoriam. .tam ne me poposceris terram,<text:line-break/>quae ipsa per se. sit , nec aliorum ullum sincerum;</text:p>
      <text:p text:style-name="P3">aut tu mihi p<text:span text:style-name="Default_20_Paragraph_20_Font"><text:span text:style-name="T2">r</text:span></text:span>ior in tetrapharmaco ceram ostende. Nam<text:line-break/>ego non possum sane non admirari, si tu non arbitra-<text:line-break/>ris, triticum, hordeum, glandes, fagos, ficus, legumi-<text:line-break/>naqne omnia ac fructus ex terra -et aqua gigni,<text:line-break/>quum tamen ea maniscsto videas suum inde ortum ha-<text:line-break/>here. Anne igitur eorum substantia, dum gignitur,<text:line-break/>ignis i est et aeris expers ? Atqui si terram aqua macera-<text:line-break/>veris, - nihil inde nisi lutum. habebis: legumina ta-<text:line-break/>men et hujuscemodi fructus non id ipfum sunt, lu-<text:line-break/>tum inquam: utpote quae ab igne et aere simul per<text:line-break/>tota temperatis partem habeant. Concedes forsitan tu,<text:line-break/>glandes quidem ficusque ex totius universi elemen-<text:line-break/>tis cousiare , atque etiam stirpes his ipsis priores :<text:line-break/>quippe qui rideas, cujusque eorum femen perexiguum,<text:line-break/>quod terrae mandatum est, neque millesimam esse para<text:line-break/>riculam totius plantae , quae aliam vel universam<text:line-break/>deinde substantiam a totius universi referant elemen-<text:line-break/>tis. Sed mox- de animantibus. dubitas , perinde ac si<text:line-break/>haec ab illis non alantur: oves enim herbas depulcun-</text:p>
      <text:p text:style-name="P3">tur, sues non eas modo, sed et glandes, caprae vero<text:line-break/>praeter has arborum quoque teneros r<text:span text:style-name="Default_20_Paragraph_20_Font"><text:span text:style-name="T2">a</text:span></text:span>mos. Unde il-<text:line-break/>Iis sanguis gignitur, atque corpori alimentum accedit,<text:line-break/>ac praeterea suetus inde et constant , et| augentur.<text:line-break/>Numquid igitur caprae , oves , lues que ex universi<text:line-break/>procreatae sunt elementis, caetera vero, quae his ipsis<text:line-break/>vescuntur, aliunde primum habent ortum, aut nutri-<text:line-break/>cationem, aut incrementum^ Porro haec omnia et<text:line-break/>ab omni ratione aliena, et absurda sunt, atque etiam<text:line-break/>multa rerum inscitia relecta. Legumina etenim Iru-<text:line-break/>ctusque omnes ex elementis universi suam habent origi-<text:line-break/>nem, .e quibus omnia animalia gignuntur, aluntur et<text:line-break/>nugentur. Audacterque profitendum est, terram, ignem,<text:line-break/>aerem et aquam prima este communiaque rerum om-<text:line-break/>nium elementa, quum ipsa sint inter ea corpora, qttae<text:line-break/>rerum universitate comprehenduntur , omnium prima<text:line-break/>atque simplicissima usque adeo, ut alia deinde omnia,<text:line-break/>stirpes inquam et animalia, sint ex his concreta. Atque<text:line-break/>Hippocrates in processu libri De natura humana non modo</text:p>
      <text:p text:style-name="P3">pronunciat, quod haec sint omnium elementa, quae mundo<text:line-break/>-contineantur: verum etiam primus ipse eorum qualitates<text:line-break/>definivit, per quas inter se natura agere et pati possunt.</text:p>
      <text:h text:style-name="Heading_20_2" text:outline-level="2">Cap. VI. </text:h>
      <text:p text:style-name="P13">Quod dum non assequuntur quam plu-<text:line-break/>rimi multiplici verborum sig<text:span text:style-name="Default_20_Paragraph_20_Font"><text:span text:style-name="T2">n</text:span></text:span>ificatione confusi, turban-<text:line-break/>tur , quemadmodum Athenaeo Attalensi contigit , qui<text:line-break/>ut calidum, frigidum, humidum. et siccum hominis<text:line-break/>esse elementa statuit , ita elementa usque eo esse evi-<text:line-break/>deutia praedicat, ut nullam praeterea demonstrationem<text:line-break/>expoIcant: qui ea etiam qualitates nonnunqu<text:span text:style-name="Default_20_Paragraph_20_Font"><text:span text:style-name="T2">a</text:span></text:span>m ac po-<text:line-break/>testates appellat , nonnunquam vero esse corpora con-<text:line-break/>cedit, nec audet haec lateri esse ignem, aquam, aë-<text:line-break/>rem et terram : qui, etsi nullus e iunioribus aeque<text:line-break/>universam rei medicae rationem, ac ipse, llteris man-<text:line-break/>flaverit , in hoc tamen et in multis praeterea j aliis<text:line-break/>una cum rellqttis sere omnibus errasse deprehenditur.<text:line-break/>Nemo enim, quod equidem noverim , antiquam medi-<text:line-break/>cinam accurate tractavit, aut methodos a priscis illic.</text:p>
      <text:p text:style-name="P2">nobis traditas absolvit. Quin etiam ,. si . verum luge-<text:line-break/>nue fateri liceat, dixerim, multa ex his, quae ab<text:line-break/>illis constantissime dicta sunt, . hos detraxisse. Siqui-<text:line-break/>dem Athenaeus alt, elementa ita esse evidentia, ut nui-<text:line-break/>la egea<text:span text:style-name="Default_20_Paragraph_20_Font"><text:span text:style-name="T2">n</text:span></text:span>t demonstratione. Sed libenter ab eo sciscita-<text:line-break/>rer , hancne evidentiam assecuta sint ea ratione , qua<text:line-break/>elementa sunt, .an potius ex ipsis eorum substantiis,<text:line-break/>quibus deinde accidit, ut elementa ipsa fint: quoniam,<text:line-break/>si ex substantiis, cur non etiam affirmat, salubria mor-<text:line-break/>bofaque esse omnibus hominibus manifesta, quae nulla<text:line-break/>propter eorum evidentiam disciplina nullaque demon-<text:line-break/>stratione egeant ? Iam enim nemo est , qui panem<text:line-break/>Ientemque non agnoscat, Ineo non et ptssanam , .. et<text:line-break/>carnem , alicamque et mul<text:span text:style-name="Default_20_Paragraph_20_Font"><text:span text:style-name="T2">t</text:span></text:span>am : fed quos deinde haec<text:line-break/>sigillatim possint vel juvare, vel laedere, . non <text:span text:style-name="Default_20_Paragraph_20_Font"><text:span text:style-name="T2">c est<text:line-break/></text:span></text:span>aeque omnibus compertum; inde tamen habent, ut<text:line-break/>haec salubria sint, illa vero morbosa. Norunt igitur<text:line-break/>omnes panem pristinam que: salubria tamen et mor-<text:line-break/>- bosa ignorant. Et idem de medicamentis dixerim. Ne-</text:p>
      <text:p text:style-name="P1">me fere est, qui veratrum, elaterium, scammoniam,</text:p>
      <text:p text:style-name="P3">epithymum , irim et sidenium tractare non ^possit,<text:line-break/>non possit etiam olfacere, inspicere et gustare ir qui<text:line-break/>tamen quum ignorent postea, quid commodi, quidve in-<text:line-break/>comnrodi ea possint afferre; ignorant etiam, quid far<text:line-break/>lubre contineant et quid insalubre. Atqui pari etiam<text:line-break/>passu quis est, qui evidentissime et ope sensuum om-<text:line-break/>usum terram non norit, - aquamque, et ignem- et asi-<text:line-break/>rem ? sed quod ea sint elementa , adeo est plerisque<text:line-break/>hominum occultum, ut nonnullos quoque ex philoso-.<text:line-break/>phis lateat. Dicet forsitan quispiam ex sectatoribus<text:line-break/>Athenaei, fe; quoque de his nihil pronunciare, - quippe<text:line-break/>quod limites artis medicae excedant : sibi vero satis<text:line-break/>esse calidum, frigidum; -humidum et ^siccum, t quae<text:line-break/>etiam in animalibus possunt perspicue ostendere, corpo-<text:line-break/>rum etiam ac medicinae universae elementa fuppo-<text:line-break/>nere. Verum enim vero quam sit ab omni ratione<text:line-break/>procul vestes ut animalium, ita medicinae elernen-<text:line-break/>ta statuere calidum , frigidum , humidum; et siccum,<text:line-break/>nihil arbitror esse opus, ut a me in praesentia amplius</text:p>
      <text:p text:style-name="P2">explicetur, quum id ipsum dogma a quam pluribus pa-<text:line-break/>lam et perinde ac in scena taxetur; jam que. et de-<text:line-break/>visioni atque infamiae sit; et non parum praeterea de<text:line-break/>fide detraxerit sermoni antiquo. Nam quis est, qui un-<text:line-break/>quanr magis illum prodiderit , quam qui elementa alt<text:line-break/>nulla ob evidentiam demonstratione egere, quique ceu-<text:line-break/>ret deinde, haec esse supponenda , tam animantium,<text:line-break/>- quom medicluae esse elementa? Ego vero monstrare sta-<text:line-break/>tui, . quod hominis sit quasi stupidi et quem omnino<text:line-break/>verborum multiplicitates lateant, vereri quidem nomi-<text:line-break/>nare aquam,. ignem, terram et aerem; malle autum<text:line-break/>calidum , frigidum , humidum et siccum appellare.<text:line-break/>Nec id agam, ut Athenaeum erroris damnem: verum<text:line-break/>potius ut in cau<text:span text:style-name="Default_20_Paragraph_20_Font"><text:span text:style-name="T2">t</text:span></text:span>a sim , ne alii lu eundem cum illo<text:line-break/>errorem .labantur ; atque ut interim . etiam ostendam vel<text:line-break/>ex ipfismet . rebus , . neminem unquam posse decretum<text:line-break/>aliquod accurate constituere absque ope logicae difci-<text:line-break/>plinae. Deos. autem testor, me non secus haec<text:line-break/>narraturum , ac mihi evenerint. Iam ergo narra-<text:line-break/>tionem aggrediar. Quo primum tempore ille., qui haec</text:p>
      <text:p text:style-name="P3">profitebatur dogmata , me Athenaei scientiam docere<text:line-break/>nitebatur: lu primis ab illo requirebam, ut uomi-<text:line-break/>num multiplicitatem exquisite distingueret : quippe quum<text:line-break/>me profecto lateret, quando ille calidum, vel frigidunr,<text:line-break/>vel humidum , vel ficuum , vel aliquod aliud huiusce<text:line-break/>generis nomen proferret, in quam subject<text:span text:style-name="Default_20_Paragraph_20_Font"><text:span text:style-name="T2">u</text:span></text:span>m rem illud<text:line-break/>foret referendum: dicebam etenim, albus non modo<text:line-break/>color ipfe dicitur; fed corpus quoque, quod eo colore<text:line-break/>imbutum est: nam ut colorum dicimus hunc album esse,<text:line-break/>illum. nigrum, alterum rubeum, alterum vero flavum,<text:line-break/>alterum pallidum, ita etiam de corporibus, quae istis<text:line-break/>coloribus infecta sunt, loquimur: cygnum enim et lac<text:line-break/>album dicimus , . corvum vero et Aethiopem nigrum.<text:line-break/>Et eodem, inquam, modo saepe audio, qui corpus ip-<text:line-break/>fum, utpote ignem, calidum appellent, nonnunquam<text:line-break/>solam qualitatem eam, quae illi indita est. Unde quum<text:line-break/>album profers , non etiam percipio, quid tu mihi velis<text:line-break/>significare, solemne qualitatem, an praeterea et corpus<text:line-break/>ea affectum. Ille autem statim ad haec prompte ad-<text:line-break/>modum respondit, fassusque.est, su .non qualitatem fo-</text:p>
      <text:p text:style-name="P3">lam, sed univerfum hoc; corpus inquam .calidum,<text:line-break/>sic appellare. .- Verum quum iterum deinde illum per-<text:line-break/>cunctarer: Tune igitur elementum solum id corpus ais,<text:line-break/>quod summe calidum est, aut potius nec illa alioquin<text:line-break/>ab elementorum numero -eximis,. quae moderate calida<text:line-break/>sint? et. hoc idem de frigido quaerebam, humidoque<text:line-break/>et sicco ; at ille coepit haesitare , nec amplius ita<text:line-break/>expedite respondebat, dixit attamen; Quid, inquit,<text:line-break/>hoc tua refert? Plurimum, inquam; tanti nimirum,<text:line-break/>quanti , ut vel- infinita sint elementa constituenda , vel<text:line-break/>finita. Quoniam, siquis in elementis. vel mediocria ca-<text:line-break/>lida , aut frigida , aut humida , aut sicca posuerit,<text:line-break/>cogetur statim fateri infinita elementa; sed qui id tam,<text:line-break/>tum , quod summum est , non amplius infinita , quum<text:line-break/>id lu unoquoque genere unicum sit; ut demum finita<text:line-break/>quatuorque futura sint elementa. Igitur , ait ille , tu<text:line-break/>quoque hoc modo accipe , finita quatuorque elemen-<text:line-break/>ta. Tum ego; Iam ita satis constat, ea et prima esse,<text:line-break/>et simplicia , atque sibi qualitates. fummas vendicare.<text:line-break/>Tum ille; Et tu cur tandem hoc vel etiam quam par</text:p>
      <text:p text:style-name="P3">sit curiosius scrutaris? Ut id quod dicitur (inquam ego)<text:line-break/>exactius apprehendam. ille vero : lta equidem dico,<text:line-break/>et tu: quoque ita intellige. sied quum mox iterum<text:line-break/>interrogassem: Tu, quaeso, quo pacto jnbes me ele-<text:line-break/>meutum intelligere summe calidum aut humidum ?<text:line-break/>ipsis non parum- perturbatus ac ira incitatus respondit r<text:line-break/>Corpus id calidum appello, in quo calor superat, et<text:line-break/>eodem etiam modo frigidum, et humidum,. et siccum,<text:line-break/>ubi unumquodque eorum ,. quae nunc recensuimus,<text:line-break/>excellit et exuperat. Nihil sane vetat (dicebam ego),<text:line-break/>quin ita loquamur; nam et panis, et lens, atque<text:line-break/>etiam ptisana, .et balueae calidae dicuntur: attamen<text:line-break/>nunquam putarim, te hoc a me exigere, ut existimem,<text:line-break/>unumquodque horum esse elementum , sied id potius,<text:line-break/>quod summe calidum est et humidum, et pari modo<text:line-break/>quod summe siccum et frigidum est , quod fit opus,<text:line-break/>ut simplex sit elementum et cujuscunque mixturae<text:line-break/>expers. Qui ait: Sic tu quoque intelligas, .neque<text:line-break/>enim is sum, qui velim asserere, lentem aut ptifanam<text:line-break/>esse elementum. Atqui, inquam ego, quotiescumque<text:line-break/>existimaverim., id corpus esse elementum, quod summe</text:p>
      <text:p text:style-name="P3">calidum fit , quid aliud putaverim ego quam ipsum.<text:line-break/>ignem ? Esto, dixit ille, ignem puta. - Visu e igitur,<text:line-break/>dixi, ut ratione eadem, quod summe humidum est,<text:line-break/>aquam arbitrer? Vix tandem ille assensit. Quare, in-<text:line-break/>quam, ad ignem, aerem, aquam et terram, unde maxime in-<text:line-break/>ter initia aufugiebamus , denuo revolvimur? Ille vero<text:line-break/>inquit: Tu es, qui istis rationem- conturbas; statimque<text:line-break/>ad alios discipulos conversus ait : Hic in dialecticis<text:line-break/>studiis educatus ac inde quadam veluti scabie repletus<text:line-break/>(ita enim ipse loquebatur] omnia distorquet, .. pervertit<text:line-break/>et confundit , nos fallacibus quibusdam rationibus pe-<text:line-break/>lens, ut, quam ipsc sit dialectices peritus, ostendat. Ac-.<text:line-break/>cessit- igitur ac postulavit nos arbitrari calidum mula<text:line-break/>tiplex habere significatum, primum ut qualitatem signi-<text:line-break/>licet , quemadmodum album colorem ; deinde vero<text:line-break/>corpus id, quod ea qualitate summa affectum est; ter-<text:line-break/>tio loco illud, in quo haec qualitas alias superat, cali-<text:line-break/>durn nuncupetur , sicuti balneum. Verum nos, qui<text:line-break/>nunquam istiusmodi sophismata diluere didicimus, illi,</text:p>
      <text:p text:style-name="P3">qui ea contexuit, solvenda relinquemus, Porro haec<text:line-break/>mihi evenere, quum annum agerent decimum nonum.<text:line-break/>Postmodum autem, ne contentiosus viderer, plurima<text:line-break/>silentio praeteribam, mecum tamen ipse cum atta multa,<text:line-break/>tum vel maxime elementorum rationem meditabar, at-<text:line-break/>que etiam non parum admirabar, Athenaeum non ani-<text:line-break/>madvertere, quam Ic ipsum confundat, dum calidum,<text:line-break/>frigidum, humidum et siccum nominare audet, et ea<text:line-break/>ignemb aquam , aerem et terram dicere recusat.<text:line-break/>Equidem, ait ipse; quippe quum proxima sumere ve-<text:line-break/>Iim animalium elementa, non quae corporum omnium<text:line-break/>communia sint: proxima vero propria appellat. ita<text:line-break/>nimirum ut nullius alterius sint. Ego vero inter hu-<text:line-break/>jusce libri initia praelatus sum , plurimum inter ea,<text:line-break/>quae videntur, interesse, et ea, quae vera sunt elementa;<text:line-break/>non erit tamen abs re, ut mihi quidem videtur, si de<text:line-break/>re hac in praesenti quoque longiorem habuero sermo-<text:line-break/>nem. Etenim si elementttsn minima sit simplicissima-<text:line-break/>que rei particula, atque hoc si sensu deinde metiri<text:line-break/>oporteat; prosectu os , cartilago, ligamentum, unguis,</text:p>
      <text:p text:style-name="P2">capillus , adeps , caro , nervus , medulla , fibrae,<text:line-break/>membrana, en tandem (ut omnia uno simplicique verbo<text:line-break/>complectar) similaria cuncta erunt humanorum corpo-<text:line-break/>rum elementa. Estne igitur quispiam locus, ubi Athe-<text:line-break/>naeus reperiatur posuisse haec iit elementis ? Atqui<text:line-break/>ille ipse scriptum reliquit, similaria quaeque ex primis<text:line-break/>esse consecta elementis, <text:span text:style-name="Default_20_Paragraph_20_Font"><text:span text:style-name="T2">a</text:span></text:span>lias postmodum animantis par-<text:line-break/>tes ex similaribus constitui. Qui si etiam interrogare-<text:line-break/>tur, quaenam essent carnis, exempli gratia, aut pin-<text:line-break/>guedinis elementa ; calidum proculdubio respondisset,<text:line-break/>Irigidumque, humidum, et siccum. Quare pari modo<text:line-break/>ossis etiam et cartilaginis , nec non et capilli , diceret<text:line-break/>ille, calidum, humidum, fulgidum et siccum este ele-<text:line-break/>meuta. Iam ergo tempus esset ab eo percunctandi,<text:line-break/>qualenam sibi vellet humidum vel siccum, calidum<text:line-break/>vel fulgidum ; humidum etenim secundum exuperantiam<text:line-break/>caro est; siccum vero cartilago; sicut os fulgidum<text:line-break/>et siccum ; adeps calida et humida , atque etiam<text:line-break/>caetera similaria ex aliquorum simplicium dominatu</text:p>
      <text:p text:style-name="P3">sigillatim talia erunt vei talia; et proinde, si quis<text:line-break/>illud esse elementum statuerit , quod aliquo istorum<text:line-break/>excessu calidum sit , aut fulgidum , aut humidum , aut<text:line-break/>siccum, porro os, et cartilago, et nervus, nec non<text:line-break/>et reliqua huiusce generis prima erunt humano cor-<text:line-break/>pori elementa. At noluit Athenaeus illa esse elementa,<text:line-break/>sed ea, quae haec ipsa constituunt. Liquido itaque con-<text:line-break/>stat, quod ille sensum transgreditur, ad eaque progre-<text:line-break/>ditur, quae vere et ex ipsa ratione prima sunt et<text:line-break/>simplicia, et quae nequaqu<text:span text:style-name="Default_20_Paragraph_20_Font"><text:span text:style-name="T2">a</text:span></text:span>m amplius per alicujus in<text:line-break/>eis dominationem talia vel talia sunt; siquidem essent<text:line-break/>tunc et haec ipsa concreta, et a proposito hilariam<text:line-break/>aberraremus. Nam et propterea sensilia missa Iecimus,<text:line-break/>ut quippiam, quod simplicius esset, inquireremus, et<text:line-break/>tamen nihil proinde in jhi<text:span text:style-name="Default_20_Paragraph_20_Font"><text:span text:style-name="T2">i</text:span></text:span> abditis, quod simplicius<text:line-break/>esset, assequuti sumus. Etenim in illis evidentibus, si<text:line-break/>non aliud, hoc saltem habebatur, quod comperta haec<text:line-break/>nobis erant consessaque , quum nemo non Pateatur.<text:line-break/>cartilaginem , membranam et adipem caeteraque si-<text:line-break/>milarla primas esse, si sensui attendamus, simplicissimas-</text:p>
      <text:p text:style-name="P2">que particulas. Quod si haec ob id aliquis dimittat,<text:line-break/>quia natura composita Eunt , quantumlibet sensibus sim-<text:line-break/>plicia videantur, nec postmodum aliud quicquam, quod<text:line-break/>simplicius sit, introducat; nescio protecto, quam possit<text:line-break/>ille honestam prosarie excusationem, ne inaniter et<text:line-break/>supervacanea nugari videatur. Quotiescunque enim vo-<text:line-break/>Iueri t calidum frigidumve, similiter humidum et sic-<text:line-break/>cum nominare, quod secundum dominationem tale est;<text:line-break/>jam elementa habet, et satis etiam perspecta; nervum,<text:line-break/>inquam , membranam , cartilaginem , carnem et li-<text:line-break/>gamentum , et reliqua etiam illa, quae nuper receu-<text:line-break/>Iuimus. At si illud inquiris, quod natura simplex<text:line-break/>sit; oportet statim id haud esse mixtum temperatum-<text:line-break/>ve, et praeterea summa esse qualitate assertum. Itur-<text:line-break/>tum igitur ad ignem remeas, et aerem, aqttamque,<text:line-break/>et terram, quippe quod in his solis qualitates reperire<text:line-break/>possis absque ulla mixtura tempericque : in igne ni-<text:line-break/>mirum calorem summum Iummamque siccitatem;<text:line-break/>luminum fuigus cum siccitate in terra . et in reliquis<text:line-break/>reliquas, prout sua cujusque natura postulat. Porro si</text:p>
      <text:p text:style-name="P3">quatuor elementa nolueris ponere , sed ex his veI<text:line-break/>duo, vel tria; possis sorsitan hujus aliquam <text:span text:style-name="Default_20_Paragraph_20_Font"><text:span text:style-name="T2">a</text:span></text:span> fle r re ra-<text:line-break/>tionem. At affirmare, esse elementum , quod summe<text:line-break/>humidum est, simulque mox arbitrari, illud esse quip-<text:line-break/>piam ab aqua divertunt , extremae cujusdam ineptiae<text:line-break/>est, nisi sersuan solas velis qualitates, nec ipsa illis assecla<text:line-break/>corpora, esse elementa;. nam tunc non aqua, sed hu-<text:line-break/>miditas elementum erit, nec ignis, sed summus calor.<text:line-break/><text:span text:style-name="Default_20_Paragraph_20_Font"><text:span text:style-name="T2">Q</text:span></text:span>uod si ita fuerit, primum quidem jam ultra ignem<text:line-break/>aëremque et aquam et terram tuam prosers ratio-<text:line-break/>nem, qui ne ea quidem attingere audebas, utpote quia<text:line-break/>medicinam excederent : deinde vero Facile convinceris,<text:line-break/>quod ignores, quam ab elemento principium disserat.<text:line-break/>Iam enim quod summus calor sit igne simplicior, atque<text:line-break/>etiam quod, illo ad materiam accedente, ignis gignatur,<text:line-break/>pro consessu ab omnibus philosophis habetur , quos<text:line-break/>Athenaeus imitari studet. Et serentur etiam omnes,<text:line-break/>quod materia quaedam , quae omnibus elementis sub-<text:line-break/>jecta est, quaeque omni caret qualitate, nec non et</text:p>
      <text:p text:style-name="P3">summus calor in ea procreatus, sint igni sitae gene-<text:line-break/>rationis principium ; et praeterea , quod haec eadem<text:line-break/>materia sit semper ab omni penitus generatione et intert-<text:line-break/>tu immunis, qualitas vero ea sit, quae in illa gignatur et<text:line-break/>intereat; et quod opus sit, ut elementum sit ejusdem generis<text:line-break/>cum illo, cujus est elementum. Eo enim elementum a princi-<text:line-break/>pio diflert , quod minime sit necesse principia in eodem este<text:line-break/>genere cum his, quorum sunt principia, sicut elementa<text:line-break/>ad idem semper genus pertinere. Simplex namque<text:line-break/>qualitas compositae qualitatis , et [simplex corpus<text:line-break/>corporis compositi est elementum. Quod si calidum,<text:line-break/>frigidum, atque humidum, et siccussi dicuntur tripli-<text:line-break/>citer ; nam vel sicuti qualitas, vel sicut corpus imper-<text:line-break/>mixttnn, vel sicut illud, qttod mixtum est, .nec ipsa<text:line-break/>deinde qualitas elementum esse videtur, neque etiam<text:line-break/>mixtum temperatumqne corpus ; relinquitur, quod ele-<text:line-break/><text:span text:style-name="Default_20_Paragraph_20_Font"><text:span text:style-name="T2">s</text:span></text:span>nentum sit id corpus, quod est cujusque temperamenti<text:line-break/>ac mixturae expers, quodque qualitatibus sit simplex,<text:line-break/>et tandem ad ipsum ignem, et terram, et aerem, et<text:line-break/>aquam deveniendum est; in quibus primis summus est<text:line-break/>calor, et summum frigus, atque etiam humor et sicci-</text:p>
      <text:p text:style-name="P3">tas. Quod <text:span text:style-name="Default_20_Paragraph_20_Font"><text:span text:style-name="T3">ϋ</text:span></text:span><text:span text:style-name="Default_20_Paragraph_20_Font"><text:span text:style-name="T4"> </text:span></text:span>quis ca non audeat lateri elementum ea-<text:line-break/>propter, quod ex ipsis nullum aut e corpore detrahi-<text:line-break/>mus , aut eidem imponimus , is summam quandam<text:line-break/>praesert stoliditatem. Iam enim quum ea, quae ex eIe-<text:line-break/>meutis constant, nostris osserimus corporibus, eisdem<text:line-break/>quoque elementa omnino adhibemus. At non sincera;<text:line-break/>ajunt, neque sola; igitur perverse etiam dictum est,<text:line-break/>non detrahi , neque apponi elementum : nam nec ita<text:line-break/>absolute proterendum erat, sed potius, quod non fo-<text:line-break/>Ium, aut non sine mixtura, aut per se. Verum enim-<text:line-break/>vero nec quid tandem illi velint conficere, videre<text:line-break/>possum ; neque enim ideo elementorum contemplati^<text:line-break/>jure inutilis habenda est, quia nullum eorum, quod<text:line-break/>quidem mixtum cum altero non sit, nostris offeramus<text:line-break/>corporibus. Atque etiam .non ob id perperam pro-<text:line-break/>nunciatum est, ignem, aerem, aquam et terram esse<text:line-break/>elementa, quod iila, quae ex his composita sunt, no-<text:line-break/>bis in usum veniant , nullum vero ipsorum seorsum ab<text:line-break/>aliis, solumque et per fle nobis utile sit. A<text:span text:style-name="Default_20_Paragraph_20_Font"><text:span text:style-name="T2">L</text:span></text:span> vero<text:line-break/>et ipsis propemodum sinceris hujus universi elementis</text:p>
      <text:p text:style-name="P3">saepe utimur, quemadmodum aqua quotidie, quum<text:line-break/>bibimus, aut lavamur, vel alio etiam aliquo modo;<text:line-break/>et aere, qui nos undique ambit, dum illum inspirando<text:line-break/>attrahimus; igne quoque interdum, quum Erigemus, ut<text:line-break/>caleamus, utimur. Ut tandem minime videam, quid<text:line-break/>ipsi conficiant, quum ajunt, nunquam ignem, aut<text:line-break/>aquam, aut acrem , aut terram vel detrahi e corpo-<text:line-break/>re nostro, vel illi apponi. Etenim ego sacile allir-<text:line-break/>maverim, eum, qui alget et ad ignem, ut calefiat, aece,.<text:line-break/>dit, ignem corpori adhibere, et aquam illum, qui bibit,<text:line-break/>illum etiam, qui respirat, aerem. At quaecunque ani-<text:line-break/>mantia quoque vel arena vescuntur, vel terra, vel la-<text:line-break/>pidtbus , vel luto, vel ossibus, terram manisesto in<text:line-break/>corpus introducunt, Quod si qui ob id putent, nullum<text:line-break/>Hos corpori osserre elementum, quia nemo eatenus ca-<text:line-break/>lesiat, donec uratur, vel bibat, quoad rumpatur, erit<text:line-break/>nempe horum hominum mirabilis sapientia, qui. eousque<text:line-break/>devenire nequiverunt, ut intelligerent, quod, si veI</text:p>
      <text:p text:style-name="P3">unum elementum intereat omnino, sit etiam statim ani-<text:line-break/>mal interiturum. Interibit autem fulgidum elementum,<text:line-break/>si comburatur; calidum vero, si nimis reseigeretur ;<text:line-break/>similiter etiam, si nimis ardeat corpus, peribit siumi-<text:line-break/>dum ; et siccum, si nimis humectatur. Unde e con-<text:line-break/>trario se habet haec res , ac illi sentiunt , quia sem-<text:line-break/>per aut eximitur elementum atiquod , aut apponitur.<text:line-break/>Verum id fieri moderate oportet ab his, qui animal in-<text:line-break/>colume esse volunt; siquidem immoderatus eorum usus<text:line-break/>ad interitum ducit.</text:p>
      <text:h text:style-name="Heading_20_2" text:outline-level="2">Cap. VII. </text:h>
      <text:p text:style-name="P13">I<text:span text:style-name="Default_20_Paragraph_20_Font"><text:span text:style-name="T2">a</text:span></text:span>m autem id omnino aperire aggrediar,<text:line-break/>quod in hoc sermone consequens est, quodque istos<text:line-break/>imprimis latet. Omnia nimirum corpora, quae generan-<text:line-break/>tur et intereunt, dupIici transmutationi sunt obnoxia,<text:line-break/>utpote quorum substantia tum atteretur, tum dissinat.<text:line-break/>Atteratur quidem, quum calefit, vel reseigeratur , veI<text:line-break/>humectatur, vel exiccatur; hae enim qualitates solae<text:line-break/>possunt universam [ut paulo post exposituri sumus) substan-<text:line-break/>tiam, ac illam per totum transmutare. Dissinit vero per exv</text:p>
      <text:p text:style-name="P3">cretiones in sensum cadentes, et per eam, quae insensibilis<text:line-break/>perspiratio vocatur. Quo deinde fit, ut duplici egeat procu-<text:line-break/>ratione, si incolumis sit servanda ; altera, qua, quicquid in<text:line-break/>qualitatibus modum excesserit, reprimatur ; altera, qua loco<text:line-break/>illius, quod evacuatur , restituatur <text:span text:style-name="Default_20_Paragraph_20_Font"><text:span text:style-name="T2">a</text:span></text:span>liquid. Porro exce-<text:line-break/>dcntis immoderationem opposita qualitas emendat ; quod<text:line-break/>vero deperditur, nequaquam per oppositam qualitatem<text:line-break/>reparatur, quum opus sit, ut id, quod reparatur,<text:line-break/>sit priori deperditaeque substantiae quam simil-<text:line-break/>limum , siquidem in illius locum reficiendum est<text:line-break/>in animante. Atque hoc ipsum, nutriri, inquam, cor-<text:line-break/>pora, ex quadam nimirum substantia fit illi simili,<text:line-break/>quae prius suerit evacuata. Unde etiam (ut equidem arbi-<text:line-break/>tror) ea substantia alimentum appellata est. At vero quum<text:line-break/>solam eam transmutationem in subiecto quaerimus, quae<text:line-break/>per qualitates fit, non amplius illa, per quae id ipsum<text:line-break/>agimus, alimentum, sed medicamenta potius appellamus.<text:line-break/>Sane quum nulla qualitatum seorsum a substantia repe-<text:line-break/>rtri queat; proinde cogimur eas una cum substantiis<text:line-break/>assumere, ac ita corporibus illis egentibus osserre; quae</text:p>
      <text:p text:style-name="P3">si summas eas exposcant, ipsum elementum adhibemus,<text:line-break/>ignem inquam, aut aquam , aut terram, aut aerem ;<text:line-break/>ubi vero mediocri sit opus, mixto ex elementis utimur;<text:line-break/>unde, si calesacere voluerimus, ejusmodi medicamentum<text:line-break/>eligemus, in quo inajor sit ignis quam alicuius illi<text:line-break/>contrarii portio ; contra vero, si refrigerandum sit-<text:line-break/>Nonnunquam vero, si utrumque horum procurare iusti-<text:line-break/>tucrimus, alterare, inquam, et alere, . eam tunc sub-<text:line-break/>stantiam exquirimus , quae possit utramque operam prae-<text:line-break/>stare , eam nimirum , quam cibus , et eam , quam medica<text:span text:style-name="Default_20_Paragraph_20_Font"><text:span text:style-name="T2">s<text:line-break/></text:span></text:span>mentum. Itaque non amplius hoc exposcant, ut ultum-<text:line-break/>quodque animal ignem ingerat, aut terram, aut aquam,<text:line-break/>aut aerem, aut tandem illud elementum, quod solum<text:line-break/>et per se ipsitm sit, et absque ullo aliorum consortio:<text:line-break/>quippe quum nihil nos illud vel tanquam medicinam,<text:line-break/>vel tanquam cibum osserre cogat: siquidem cibus rei<text:line-break/>nutriendae similis est. Et simile composito corpori, at-<text:line-break/>que ex elementis contemperato , eorumqtte participi id<text:line-break/>corpus est (ni me mea sallit - opinio) , quod itidem ex<text:line-break/>illis eisdem constitutum sit. Nec sane semper elemen-</text:p>
      <text:p text:style-name="P3">tum ut medicina usui est, nisi eo fortasse tempore<text:line-break/>tantummodo, quo corpus summa eget qualitate. Haec<text:line-break/>igitur a nobis adversus eos prolata sint, : . qui perperam<text:line-break/>Hippocratem intelligunt iamque id etiam praeterea<text:line-break/>conspicuum est, elementa in nostros usus semper ventre,<text:line-break/>ut tamen ea nonnunquam fota et simplicia veniant,<text:line-break/>quandoque vero ut in mixtione vincentia, et tandem<text:line-break/>prout corpus id constituunt, quod potest nobis vel ali-<text:line-break/>menti, vel medicamenti usum praestare.</text:p>
      <text:h text:style-name="Heading_20_2" text:outline-level="2">Cap. VIII. </text:h>
      <text:p text:style-name="P13">Quod autem Hippocrates a qualitatibus<text:line-break/>in libro de natura humana saepius elementa nominet,<text:line-break/>atque calidum non folam ipfam qualitatem appellet, ne-<text:line-break/>que illud etiam, lu quo una quaepiam qualitas alias in<text:line-break/>mixtura Inperat; hoc vocet modo, sied potius corpus<text:line-break/>id, quod est summo calore affectum, etfrigidunr id, in<text:line-break/>quo summum fit frigus, et siccum , in quo siccitas : ap<text:span text:style-name="Default_20_Paragraph_20_Font"><text:span text:style-name="T2">t</text:span></text:span>a<text:line-break/>tibi horum verborum feries facile poterit apertum rest-<text:line-break/>dere. Quum enim ait: Quum interit homo, necesse est<text:line-break/>unumquodque rursus ad suam ipsius naturam redire.,</text:p>
      <text:p text:style-name="P3">.siccum ..ad siccum, amundum ad humidum, calidum<text:line-break/>-ad calidum, frigidum ad frigidum r- non folas pro-<text:line-break/>fecto qualitates siccum, humidum, calidum et. frigr-<text:line-break/>dum vocat, sed eas substantias, .in quibus hae reperiun-<text:line-break/>tirr qualitates. Ipsae enim sunt quae, : animali vim de-<text:line-break/>functo, abeunt, quaeque elementis unive<text:span text:style-name="Default_20_Paragraph_20_Font"><text:span text:style-name="T2">r</text:span></text:span>si permisceir-<text:line-break/>tu<text:span text:style-name="Default_20_Paragraph_20_Font"><text:span text:style-name="T2">r. </text:span></text:span>Qualitates. vero possis forsitan dide<text:span text:style-name="Default_20_Paragraph_20_Font"><text:span text:style-name="T2">r</text:span></text:span>e, animante<text:line-break/>mortuo, luterire; ad propriam autem eas naturam redire,<text:line-break/>non item. Sed . praeterea haec queque tradit Htppocra-<text:line-break/>tes : Talis autem est tum .animalium, tum .aliorum<text:line-break/>omnium natura., . omnisque similiter. oriuntur,<text:line-break/>atque . similiter occidunt quippe quorum natura<text:line-break/>ex his omnibus, quae diximus, sit constituta: et<text:line-break/>unde ununrquodque ortum i habuit, in id ip-<text:line-break/>fum etiam (ut dictum est) pariter- definit , et proinde<text:line-break/>adid ipsum tandem redit. Quo loco .patet,. non. folas<text:line-break/>illum . qualitates . appellare calidum, .frigidum „ humi,-<text:line-break/>dum et siccum, sed. ipsa elementa, quum ab his<text:line-break/>universa corpora suam trahant originem, et tandem in</text:p>
      <text:p text:style-name="P3">haec ipsa etiam omnia dissolvantur Quod ut attendas,<text:line-break/>quam maxime te monitum velim , quum id quampluti-<text:line-break/>sitos medicorum latuerit, qui credant, Ilippocratem<text:line-break/>praeteriisse, quo minus statuerit omnium, quae gignan-<text:line-break/>tur et intereant, corporum haec esse .elementa. Iit<text:line-break/>ista enim nuper a nobis recitata sententia quater re-<text:line-break/>peries id vocabulum (omnium repetitum : sed et superius,<text:line-break/>quum dixit: necesse est, si talis sit cum aliorum omnium,<text:line-break/>tum etiam ipsius hominis natura, hominem non esse unum : et<text:line-break/>etiam in sequentibus eodem visus est uti modo. M ulti attamen<text:line-break/>exibis, qui Hippocratici appellari volunt, hoc conniventibus<text:line-break/>oculis praetereunt: qui praeterea etiam putant, Hip-<text:line-break/>pocratem aliud |per ^calidum, fulgidum, humidum et<text:line-break/>siccum voluisse praeter communia rerum omnium ele-<text:line-break/>menta. Nam quod ipse nunquam senserit, ipsas istorum<text:line-break/>qualitates esse corporum elementa , monstratum esse<text:line-break/>existimo ex illis verbis, quae jam a nobis proposita<text:line-break/>sunt, atque etiam non minus ex his, dum ait: Item<text:line-break/>nisi calidum cum fulgido, <text:span text:style-name="Default_20_Paragraph_20_Font"><text:span text:style-name="T2">i</text:span></text:span> et siccum cum humido se</text:p>
      <text:p text:style-name="P3">moderate et aequaliter^ habuerint, sed alterum, quod<text:line-break/>valentius, alterum, quod imbecillius est, plurimum<text:line-break/>superet, nulla unquam Iutura est generatio. Quo loco<text:line-break/>nunquam velim mihi persuadeant, illum arbitrari, ex qua-<text:line-break/>lilatibus , quae ne seorsum quidem a corporibus con-<text:line-break/>sistere possint, animalia gigni, sed ex corporibus po-<text:line-break/>tius, quibus illae qualitates summae insint: ea quippe<text:line-break/>sunt communia omnium elementa. Quae vero calidum,<text:line-break/>frigidum, humidum et siccum ob aliquam horum do-<text:line-break/>minationem dicuntur, propria sunt unleuique. Age-<text:line-break/>dum , ut de homine nostrum sermonem habeamus , is<text:line-break/>ex primis simplicissimisque his sensilibus elementis con-<text:line-break/>stat, quae similaria appellantur; nempe fibra, membra-<text:line-break/>na, carne, adipe, osse, cartilagine, ligamento, ner-<text:line-break/>vo , medulla , atque etiam omnibus aliis , quorum<text:line-break/>universae particulae eandem omnino furinam retiuent:<text:line-break/>quae et ipsae quoque ex aliis quibusdam ipsis proximis<text:line-break/>gignuntur elementis, ex sanguine nimirum et pituita</text:p>
      <text:p text:style-name="P3">et bile utraque, pallida et atra: qu<text:span text:style-name="Default_20_Paragraph_20_Font"><text:span text:style-name="T2">a</text:span></text:span>e item ab illis or—<text:line-break/>tum habent, quibus vescimur, quaeque potamus: at<text:line-break/>haec ex aere, igne, aqua et terra gignuntur: ipsa<text:line-break/>vero haec ex nullo amplius corpore alio constituta sunt,<text:line-break/>nisi quod ex materia et qualitatibus , et proinde has<text:line-break/>principia quidem esse ignis, et aquae, aërisque, et<text:line-break/>terrae concedimus , elementa vero nequaquam : illa<text:line-break/>autem caeterorum omnium elementa este dicimus, ut-<text:line-break/>pote quum rerum omnium primae sint minimaeque<text:line-break/>ac etiam simplices particulae. Itaque nullus, unquam,<text:line-break/>qui ranae mentis sit, dubitaverit, quod herbae om-<text:line-break/>nes stirpesque et functus geniti sint ex igne , aëre,<text:line-break/>aqua et terra, neque etiam quod haec animantibus om-<text:line-break/>nibus sint alimenta: sed neque de eo ambiget quis-<text:line-break/>piam, quod humores, qui natura in nostris conspiciun-<text:line-break/>tur corporibus, ab his ipsis ortum habeant. Qui vero<text:line-break/>sint hi, et quot, siquis ex nobis percunctetur, ad<text:line-break/>secundum librum hanc huiusce rei inquisitionem distu-<text:line-break/>limus ; iam enim caput primo libro imponere prope-<text:line-break/>ramus.</text:p>
      <text:h text:style-name="P12" text:outline-level="2">cap. IX. </text:h>
      <text:p text:style-name="P14">Ex his nimirum humoribus similaria<text:line-break/>quaeque gignuntur:- ipsis vero simul coeuntibus, pri-<text:line-break/>muor id atque simplicissimum instrumentum absolvitur,<text:line-break/>quod unius functionis gratia a natura procreatum esu<text:line-break/>Mox. autem , quum haec item una componuntur , aliud<text:line-break/>majus instrumentum perficitur. Et deinde ex his aliis<text:line-break/>simul coagmentatis universi tandem corporis integritas<text:line-break/>constituitur. .Quibus de rebus lu dissectoriis administra-<text:line-break/>tionibus actum est: sed seorsum etiam in alio quodam<text:line-break/>opere, quam habuerit Hippocrates de rebus, quae per<text:line-break/>dissentiones corporum apparent , opinionem , literis<text:line-break/>mandavimus. At <text:span text:style-name="Default_20_Paragraph_20_Font"><text:span text:style-name="T2">r</text:span></text:span> in praesentia de supremis elementis<text:line-break/>feusum effugientibus, de quibus Hippocrates in libro<text:line-break/>de natura humana sermonem instituit, disserere propo-<text:line-break/><text:span text:style-name="Default_20_Paragraph_20_Font"><text:span text:style-name="T2">tui, </text:span></text:span>qui asserit quidem, eos humores quatuor propria<text:line-break/>ac proxima esse nostri corporis elementa; communia<text:line-break/>vero omnium humidum, calidum, frigidum et siccum;<text:line-break/>ex qualitatibus quippe elementa nominat, ex quibus<text:line-break/>etiam habent: quod elementa sint. Quum enim materiale</text:p>
      <text:p text:style-name="P3">summus accedit calor, jam id universum elementum<text:line-break/>est; et eodem modo, quum summum frigus , aut humor,<text:line-break/>aut siccitas; nam nec quod album .sit, - aut nigrum;<text:line-break/>aut leve , aut grave , aut pari etiam ratione quod den-<text:line-break/>sum sit; veI rarum, quodve premat, vel incidat,<text:line-break/>vel frangat, (ut tandem in unive<text:span text:style-name="Default_20_Paragraph_20_Font"><text:span text:style-name="T2">r</text:span></text:span>sum loquar) ex nulla<text:line-break/>alia qualitate, nisi ex enumeratis illis quatuor, ele-<text:line-break/>mentum esse iudicatur. Solae etenim hae, quum rnate-<text:line-break/>riam subjectum alteram, in causa sunt mutuae inter ele-<text:line-break/>menta transmutationis, suntque praeterea stirpium ac<text:line-break/>animalium opifices. Porro Phaleris etiam sectatores ab<text:line-break/>ipsa hujus evidentia coacti, tametsi id eorum (ut jam<text:line-break/>ostensum est decretis adversetur, .mutuae tamen ele-<text:line-break/>meritorum transmutationi assensere. Hoc autem con-<text:line-break/>cesso, statim ea sequebatur conclusio, nempe unam com-<text:line-break/>munemqne elementis omnibus esse subjectum substan-<text:line-break/>riam. Quod quidem et Hippocrates. quoque ea ipsa<text:line-break/>dictione, quam priorem . ascripsi , monstravit, quum<text:line-break/>inquit, nos neutiquam desituros, si homo unum siti</text:p>
      <text:p text:style-name="P3">Qua, quantnmlibet ea brevissima fit; dicebamus doceri<text:line-break/>utrumque eorum , t. nimirum . et elementa plura esse,<text:line-break/>et natura ad alterationem habilia. - Hoc ergo, ut aptum<text:line-break/>priori fibro finem imponamus, iterum repetendum ve-<text:line-break/>nit. Quum substantia suapte .natura alterationi expo-<text:line-break/>sita sit, mox, .quaenam illae sint qualitates, inspicien-<text:line-break/>dum est, quae hoc efficere possint. Hippocrates itaque<text:line-break/>Iulita antiquorum brevitate usus, ut praefatus est, ho-<text:line-break/>minem, si unum sit, nunquam doliturum, statim ca-<text:line-break/>fidum et frigidum et humidum et siccum ad omnes<text:line-break/>adhibet alterationes ; : hoc ex . evidentia accipiens,<text:line-break/>quod corpora; quae inter fe vicina sunt, nata sint sese<text:line-break/>mutuo. transmutare calefaciendo,. vel refrigerando, vel<text:line-break/>exsecando , vel humectando. At vero: nec ipsum<text:line-break/>latuit., quod,: si prius demonstratum siti universam al-<text:line-break/>terari substantiam, statim subvertitur eorum sententia,<text:line-break/>qui ajunt; .apparentem corporum alterationem quandam<text:line-break/>esse concretionem. et secretionem , quemadmodum<text:line-break/>sensere Epicurus et Democritus, nec non, quamvis alio</text:p>
      <text:p text:style-name="P3">quodam modo., Anaxageras et Empedocles; horum .enim<text:line-break/>alter similaria, alter quatuor quidem elementa, verum<text:line-break/>ea intransmutabilia . introduxit. Nos vero eam ratio-<text:line-break/>nem explicabimus, ut illam clariorem, et proinde<text:line-break/>probabiliorem reddamus, quae talis erit. Si nos do-<text:line-break/>lemus, neque specie una erit neque impetibilis nostra<text:line-break/>substantia; dolemus autem: quare non una secundum<text:line-break/>speciem neque impetibilis erit substantia nostra. .At-<text:line-break/>qui, si patitur, oportet, ..ut calefacta frigefactave, hn-<text:line-break/>mectata .aus exiccata patiatur.; . quum nulla alia qua-<text:line-break/>litate possint, quae sibi invicem proxima sunt, alterari<text:line-break/>tota per tota. Nam nec grave, si prope rem levem ac-<text:line-break/>cedat, propterea aut grave leve, aut contra .leve gra-<text:line-break/>ve <text:span text:style-name="Default_20_Paragraph_20_Font"><text:span text:style-name="T2">r</text:span></text:span>eddetur; nec afperum, si laevi fiat ricinum, aut<text:line-break/>densum raro, aut crasso tenue; nullum enim horum.<text:line-break/>idj quod illi proximum est, totum potest et per tu-<text:line-break/>tum immutare. Sed reliqua- praeterea sunt durum et<text:line-break/>molle, . viscidum et friabile: verum ex his molle qui-</text:p>
      <text:p text:style-name="P3">dem et viscidum ad humidorum, durum vero et-<text:line-break/>friablle ad siccorum naturam pertinent ; porro - nullae<text:line-break/>aliae praeter istas sunt tactiles qualitates. Quod vero<text:line-break/>ma tersae alterationes minime-- visibiles sequantur qualita—<text:line-break/>tes, nec etiam eas, quae ad auditum, gustum- aut<text:line-break/>olsactum attinent, jam omnibus satis constat: verum<text:line-break/>et hae quidem sunt e genere tactilium qualitatum; sed<text:line-break/>ab illis, quae proprie tactiles sunt, hoc differunt, quod<text:line-break/>hae necne in omnibus animalium generibus consistunt,<text:line-break/>neque substantias transmutanti Quod si hae quibusdam<text:line-break/>tantummodo animantibus peculiares sunt , illae vero<text:line-break/>universam .substantiam transmutant et atterant , et<text:line-break/>natura primae sunt, et rerum omnium communes, et<text:line-break/>elementorum constitutrices, manifestum est, quod calor<text:line-break/>et frigus humorque et siccitas cujusque rei sub-<text:line-break/>stantiam constituant. Et proinde recte Hippocrates non<text:line-break/>hominis modo, sed aliorum etiam omnium naturam ex<text:line-break/>calido , frigido , humido et sicco ei<text:span text:style-name="Default_20_Paragraph_20_Font"><text:span text:style-name="T2">t</text:span></text:span>e constitutam<text:line-break/>pronunciavit. Siquidem. haec, ut omnes fatentur, mu-<text:line-break/>tuo inter se manifesto agunt; neque n fecretione et</text:p>
      <text:p text:style-name="P3">concretione habent quod agant , sed ex eo potius,<text:line-break/>quod ipsa substantia per se ipsam totam patitur et ttl-<text:line-break/>teratur. Et equidem non possum non Athenaeum <text:span text:style-name="Default_20_Paragraph_20_Font"><text:span text:style-name="T2">a</text:span></text:span>d-<text:line-break/>nttrari, qui nec ista, quae nunc expolita sunt, nec<text:line-break/>ea etiam, quae ab Aristotele et Chrysippo addita sunt,<text:line-break/>profuere voluerit, sed censuerit potius, absque ulla de-<text:line-break/>monstratjone elementa esse pro compertis accipienda-<text:line-break/>Attamen tibi adversus Afolepiadem disserit, horum, et-<text:line-break/>si non prorsus <text:span text:style-name="Default_20_Paragraph_20_Font"><text:span text:style-name="T2">o</text:span></text:span>mnium, quoquo modo meminit, ne-<text:line-break/>que tamen sub disceptandi turmula; nam nec ordinem<text:line-break/>adhibet, nec logica utitur mcthotso, dum illi adver-<text:line-break/>satur; eorum enim meminit sine ullo ordine illa discer-<text:line-break/>pens. Unde et hac parte damnandus est, quod rerum<text:line-break/>naturalium disciplinam ab Hippocrate institutam ipse<text:line-break/>prodiderit. Mihi vero jam opportunum videtur , ut<text:line-break/>primo libro finem imponamus; itam alia, quaecunque<text:line-break/>his sedis, quae impatibilem statuunt substantiam, cui<text:line-break/>inter.miscent etiam vacuum, obiici possunt, ea partim<text:line-break/>trb Aristotele et Pheophrasto explicata sunt, partim a<text:line-break/>nobis, quo lotio particulatim unicttique sectae contra-</text:p>
      <text:p text:style-name="P3">diximus. Sed illa quidem ex abundanti. Quantum<text:line-break/>enim ad demonstrationem scientiis congruentem attinet,<text:line-break/>haec ipsa: quae hoc loco diximus, abunde erant: si-<text:line-break/>quidem neque adversari quisquam potest, quin substan-<text:line-break/>tia per Ie tota non atteretur , quippe quia statim e<text:line-break/>medio dolorem tolleremus , voluptatesque praeterea,<text:line-break/>et surdum, et memoriam, et rationem, atque etiam<text:line-break/>tandem ipsum animum: sed neque quod alia sit quali-.<text:line-break/>tas, his quatuor exceptis, quae possit aliquid per to-<text:line-break/>tum transmutare. Quare si res se ita habeat, primus<text:line-break/>protecto omnium Hippocrates videtur naturae rerum<text:line-break/>omnium elementa excogitasse, atque, quantum satis esse<text:line-break/>possit , demonstrasse, Neque vero nos moveat,<text:line-break/>quod ille suum commentarium non inscripserit de eIe-<text:line-break/>mentis, quemadmodum Asclepiades medicus; nihil enim<text:line-break/>hic resert, quum veteres sere omnes videamus sua mo-<text:line-break/>numenta literarum de natura inscripsisse , ut Melissus,<text:line-break/>P armeni des , Empedocles , Alcmaeon , Gurgias, Pro-<text:line-break/>dicus , caetertque omnes. Sed Aristotelcs in libris de<text:line-break/>caelo et in libris de generatione et interitu agit</text:p>
      <text:p text:style-name="P3">de elementis; Chrysippus in libro de substantia; nec<text:line-break/>istorum quispiam libr<text:span text:style-name="Default_20_Paragraph_20_Font"><text:span text:style-name="T2">a</text:span></text:span>s de elementis inscripsit. Verum<text:line-break/>ipsis vocabulis non est plurimum insistendum; vis enim<text:line-break/>sermonis potius perpendenda est. Et equidem nihil ego<text:line-break/>interesse putaverim, si quis opus hoc de natura ittscri-<text:line-break/>beret, vel de elementis, vel etiam de generatione et<text:line-break/>interitu, vel de substantia. Quum tamen hac tem-<text:line-break/>pestate invaluerit haec consuetudo sere apud omnes, ut<text:line-break/>hujuscemodi commentaria de elementis titulum habeant,<text:line-break/>nos etiam operae pretium duximus, ut de elementis ex<text:line-break/>Hippocrati sententia inlcriberemtts. Iamque videor<text:line-break/>primum hunc librum ad calcem deduxisse ; nam si par-<text:line-break/>ticulam quampiam ex iis , quae ab Hippocrate scripta<text:line-break/>sunt, praeteriimus absque expositione, Iacile id po-<text:line-break/>terit ex his unusquisque assequi, quae nos jam expli-<text:line-break/>cavimus, sicut illud, quod oporteat generationem non<text:line-break/>esse ex uno; et id etiam, quod, nisi calidum et sei-<text:line-break/>gidum et humidum et siccum inter sese mode-<text:line-break/>rate at<text:span text:style-name="Default_20_Paragraph_20_Font"><text:span text:style-name="T2">r</text:span></text:span> aequaliter habuerint, sed alterum nimis al-</text:p>
      <text:p text:style-name="P3">turum excellat, sortitis, inquam, id quod imbecillius<text:line-break/>est, nulla unquam sutura est generatio. . Hoc enim<text:line-break/>loco de eorum agit moderatione atque virium aequa-<text:line-break/>litate, quae nos tum in Iibris de temperamentis, tum<text:line-break/>etiam mox in attis exponemus ; et praeterea quo pacto<text:line-break/>ea, quae miscentur, per tota temperentur Inlis<text:span text:style-name="Default_20_Paragraph_20_Font"><text:span text:style-name="T2">a</text:span></text:span>e qua-<text:line-break/>litatibus , ut A r isto telas sensit , an potius ipsis etiam<text:line-break/>corporis substantiis in sele mutuo penetrantibus ; quae<text:line-break/>tamen non est opus medicum scivisse, et proinde nihil<text:line-break/>de his Hippocrates pronunciavit; satis enim ipse habuit,<text:line-break/>si monstraret, elementa per totum temperari. Quippe<text:line-break/>quoniam haec non parum uIui Iutura sunt, partim ad<text:line-break/>librum de temperamentis, quem paulo post prosequemur,<text:line-break/>partim ad librum de medicamentis , sed et in Iibro de<text:line-break/>curandi methodo de horum usu abunde E<text:span text:style-name="Default_20_Paragraph_20_Font"><text:span text:style-name="T2">a</text:span></text:span>mus ser-<text:line-break/>monem habituri. Quantum vero ad praesens negotium<text:line-break/>attinet, hoc praeterea dixisse satis suerit, quod ea,<text:line-break/>quae ab Asclepiade in libro de elementis contra illos</text:p>
      <text:p text:style-name="P3">proteruntur , qui totas substantias per totas misceri<text:line-break/>statuunt, minime eos attingunt, qui fidas ajunt qttali-<text:line-break/>tates temperari. Unde ex hoc saltem capite, si non<text:line-break/>ex alio, hoc decretum esset recipiendum, quod tutius<text:line-break/>nimirum sit; dicendumque proinde est, quod, si vinum,<text:line-break/>exempli gratia, aquae immisceatur, particulae horum<text:line-break/>utrorumque in minima infutnguntur , moxque inter se<text:line-break/>mutuo agunt et patiuntur, et eo lacibus sibi invicem<text:line-break/>qualitates impertiuntur , quo suerint in minutiora red-<text:line-break/>actae; et propterea, qui id genus res permiscent, diu-<text:line-break/>tius eas commovent, eo commento divisionem in nti-<text:line-break/>nima molientes. Atqui et ipsa ratio dictat, qualitates<text:line-break/>eorum melius simul uniri, quae magis et diutius suerint com-<text:line-break/>mixta; nam tempore opus est, ut eorum, quae com-<text:line-break/>miscentur, mutuae particulae inter se invicem exacte<text:line-break/>agant et patiantur, atque ita totum id unum et sibi<text:line-break/>undique et penitus simile evadat. Et hac de causa<text:line-break/>nonnulla p<text:span text:style-name="Default_20_Paragraph_20_Font"><text:span text:style-name="T2">o</text:span></text:span>ssunt statim post mixtionem segregari; quae</text:p>
      <text:p text:style-name="P3">si diutius permanserint, et tantisper, donec fotum fa-<text:line-break/>orum fuerit unum, nequit alterum ab altero amplius<text:line-break/>divelli. Nos tamen iterum in libro de medicamentis<text:line-break/>nonnulla adhuc de ratione temneraturae , quae per to-<text:line-break/>tum est, dicemus.</text:p>
      <text:h text:style-name="P11" text:outline-level="1"><text:bookmark-start text:name="bookmark0"/>GALENI DE ELEMENTIS, Ex HIPPO-<text:line-break/>CRATE LIBER SECVNDVS.<text:bookmark-end text:name="bookmark0"/></text:h>
      <text:h text:style-name="Heading_20_2" text:outline-level="2">cap. E </text:h>
      <text:p text:style-name="P13">Sed jam opportunum fuerit, ut ad fecun-<text:line-break/>dum librum accedamus. Ut eum Hippocrates demea-<text:line-break/>stravit, calidum, frigidum, humidum et siccum esse<text:line-break/>communia rerum omnium elementa, mox ad alterum<text:line-break/>transit elementorum genus, non amplius quidem pri-<text:line-break/>urum aut commune, fed animalium sanguineorum pro-<text:line-break/>primo. . Sanguis enim pituitaque et bilis utraque flava<text:line-break/>ac atra sunt non modo- generationis hominum , fed eae-<text:line-break/>terorum etiam animantium sanguine praeditorum ele-<text:line-break/>menta. Hominis vero propria sunt ipsae partes minimae,</text:p>
      <text:p text:style-name="P3">quae similares appella<text:span text:style-name="Default_20_Paragraph_20_Font"><text:span text:style-name="T2">n</text:span></text:span>tur: quamvis et in his aliquam<text:line-break/>habeat cum nonnullis sanguineorum .animalium com-<text:line-break/>munionem, sicut cum bove; cane, equo et quibus-<text:line-break/>cunque aliis hujusce generis. Siquidem haec omnia<text:line-break/>venas habent et arterias, et nervos, et ligamenta. et<text:line-break/>membranas carnesque , attamen non omnia nsqneqna-<text:line-break/>que humanis similia; imo quaedam etiam sunt alterius<text:line-break/>cujusdam generis , qualia ungulae , aculei , rostra,<text:line-break/>fquamae et cortices. Unde quemadmodum communia<text:line-break/>omnium elementa erunt calidum, frigidum, humidum<text:line-break/>et siccum; ita rursus . propria uniuscujusque animalis<text:line-break/>sunt partes illae, quae sensu primae habentur, de qui-<text:line-break/>bus in dissectionum pertractationibus sermo habetur:<text:line-break/>inter has vero et illa medium in nobis quidem hu-<text:line-break/>mo<text:span text:style-name="Default_20_Paragraph_20_Font"><text:span text:style-name="T2">r</text:span></text:span>es quatuo<text:span text:style-name="Default_20_Paragraph_20_Font"><text:span text:style-name="T2">r</text:span></text:span> locum obtinent; in aliis vero animan-<text:line-break/>tibus quicquid unicuique illorum proxima fuerit gene-<text:line-break/>rationis materia : nam hoc sane modo id consueverunt<text:line-break/>appellare, ex quo primum fit aliquid, nulla praeterea<text:line-break/>media egens transmutatione.</text:p>
      <text:h text:style-name="P12" text:outline-level="2">Cap. II<text:span text:style-name="Default_20_Paragraph_20_Font"><text:span text:style-name="T2">r</text:span></text:span> </text:h>
      <text:p text:style-name="P13">At vero quod omnes sanguineorum ani-<text:line-break/>orantium partes ex matris sanguine gignantur, jam fa-<text:line-break/>tis omnibus constat. Et quum sit is pituitae, necnon<text:line-break/>et utriusque bilis particeps , non absque ratione ex hoc<text:line-break/>capite dissidium ortum est: quippe quod nonnulli fue-<text:line-break/>rint, qui ex fotu sanguine assererent nos esse genitos,<text:line-break/>alii vero ex succis quatuor. Nec aeque est deinde in<text:line-break/>his facile veritatem monstrasse, ac .in primis elemen-<text:line-break/>tis ; siquidem utraque horum sumentia probabilitate non<text:line-break/>vacat.. Ego vero conabor ea explicare, unde addo-<text:line-break/>otus est Hippocrates, ut sentiret, humores quatuor<text:line-break/>materiam este generando homini, huic tamen sumpto ex-<text:line-break/>ordio. Similaris quidem et caro est, et nervus; ve-<text:line-break/>rum caro sanguinea et mollis est, atque etiam calida;<text:line-break/>at nervus in his omnibus contra ac illa se habet,. ut-<text:line-break/>pote qui exauguis fit, durus ac frigidus. Verum. enim-<text:line-break/>vero nec illa omnino mollis et calida est, neque durus<text:line-break/>ac frigidus est nervus; fanguis quippe carne molliori<text:line-break/><text:span text:style-name="Default_20_Paragraph_20_Font"><text:span text:style-name="T2">i</text:span></text:span></text:p>
      <text:p text:style-name="P3">ac calidior est; os autem nervo durius et.frigidius, et<text:line-break/>ita caeterae particulae sigillatim fe habent : nam haec<text:line-break/>quidem altera frigidior est, illa vero calidior, atque<text:line-break/>haec mollior, illa durior. Quid ergo, ex eadem omnia<text:line-break/>procreata fiunt substantia , vel potius sagax rerum opi-<text:line-break/>fex natura, quo primum tempore ex sanguine ab ipsa<text:line-break/>matre in uterum delato foetum procreabat atque forma-<text:line-break/>bat, quod in eo crassius erat, ad solidiora corpora<text:line-break/>constituenda attraxit, quod vero tenuius, ad molliora;<text:line-break/>et simili. etiam modo, quod calidius erat, ad calidiora,<text:line-break/>et etiam , quod frigidius , ad frigidiora ? Et sane mihi<text:line-break/>ridetur quidem longe esse magis naturae consentaneum<text:line-break/>et statim ab ipsis initiis- formari foetum, ac subsequenti<text:line-break/>etiam tempore universo unamquamque particulam suum<text:line-break/>habere alimentum augmentumque ex propria peculiari-<text:line-break/>que materia Nam fanguis, ut lac etiam, una quaedam.<text:line-break/>res videtur; ratio tamen- docet, illum <text:span text:style-name="Default_20_Paragraph_20_Font"><text:span text:style-name="T2">n</text:span></text:span>on esse unum,</text:p>
      <text:p text:style-name="P3">sicut nec lac. . Nam in lacte aliquid est, quod omnino<text:line-break/>fe<text:span text:style-name="Default_20_Paragraph_20_Font"><text:span text:style-name="T2">t</text:span></text:span>osum ac tenue est, aliquid etiam, quod penitus carei<text:line-break/>speciem rescrt crassumque est: et dum haec simul erant<text:line-break/>contemperata, lac constituebant, quod inter culeum<text:line-break/>medium erat et serum : simul autem ut discernuntur et<text:line-break/>propria eorum forma inde ostenditur., et prae-<text:line-break/>ferea docetur, lactis naturam unam non esse usquequaque,<text:line-break/>red ex contrariis atque - etiam differentibus concretum.<text:line-break/>Quemadmodum igitur in lacte et ferum reperitur et ca-<text:line-break/>reus, -sic et in sanguine liquor quidam est, qui sero in<text:line-break/>facte pro portione respondet; est et id, quod veluti li-<text:line-break/>mus quidam - ac faex sanguinis est , et cafieo in lacte<text:line-break/>assimilatur. Sed et fibras in sanguine deferri, nemo est<text:line-break/>qui videre non possit : quae si ex eo detrahantur;<text:line-break/>jam non concrescit amplius fanguis , qui deinde non<text:line-break/>parum, illis exemptis, colore ac substantia differt-<text:line-break/>quippe quum ex eo -pars quaedam omnino rubra. videa-<text:line-break/>tur, alia vero potius -.flavescet, quaedam etiam magis<text:line-break/>ad atrum vergat, nonnunquam vero et aliquid albi- -<text:line-break/>cans se in illius superficie aperte offert , interdum</text:p>
      <text:p text:style-name="P3">tamen totus tere videtur livens , saepe adeo nigrleat, ut<text:line-break/>me hercle purpuram quandam saturam reserre videatur.<text:line-break/>Unde sanguis minime unum erit, quia, si esset revera unum,<text:line-break/>nimirum (ut mihi quidem videtur in omnibus cum animan-<text:line-break/>tibus tum hominibus usquequaque similis. Attamen qttando-<text:line-break/>que, quod crass<text:span text:style-name="Default_20_Paragraph_20_Font"><text:span text:style-name="T2">a</text:span></text:span>m nigrumque est, adeo alia lu eo superat, ut<text:line-break/>universi corporis color nigrior videatur, cicatricesque ni-<text:line-break/>griores reddantur atque venae in cruribus varicosae fi-<text:line-break/>ant, et liventi quodam colore sussusae. <text:span text:style-name="Default_20_Paragraph_20_Font"><text:span text:style-name="T2">Q</text:span></text:span>uandoque<text:line-break/>vero quod flavum est: ut Iacile et ex capillis, et ex<text:line-break/>corporis colore, et praeterea ex vomitu et alvi deje-<text:line-break/>ctionibus conspicitur. Nonnunquam etiam id , quod aut<text:line-break/>rubrum est, aut album: quae et ipsa tum in colore<text:line-break/>totius corporis, tum in vomitu et alvi excrementis no-<text:line-break/>tari possunt. Quod si ipsas etiam venas seces homi-<text:line-break/>nibus , qui prospera adhuc sumuntur valetudine : ab his<text:line-break/>quidem flavus profluet sanguis, ab abis ruber, ab ali-<text:line-break/>quibus nigrior, ab aliis albior. Sed si medicamen-<text:line-break/>ttun insuper exhibeas, quod vim habeat corpus purgati-</text:p>
      <text:p text:style-name="P3">di: illud ejusmodi quidem humorem evacuabit, qua-<text:line-break/>Iem attrahendi vim insitam habet: verum non tantum-<text:line-break/>dem in quacumque corporis natura, sive Ianum id sit,<text:line-break/>sive aegrotet. Nam (ut a morbidis exordiar) si labo-<text:line-break/>ranti morbo regio medicamentum dederis, ex his, in-<text:line-break/>quam, quae bilem eam, quae flava aut pallida appellatur,<text:line-break/>educunt: plurimam ille bilem dejiciet. Si vero id ip-<text:line-break/>sum ei dederis, qui aqua tenetur intercute, quam leu-<text:line-break/>cophlegmatian vocant : bilis admodum parum educes.<text:line-break/>Si rursus medicamentum obtuleris, quod vim habeat sol-<text:line-break/>vendi pituitam: id quidem exiguam ab eo, qui morbo<text:line-break/>arquato arreptus est, pituitam detrahet, nec line in-<text:line-break/>genti illius noxa : plurimum vero ab illo, qui ea inter-<text:line-break/>cute aqua laborat, quam nuper nominavimus, et abs-<text:line-break/>que ullo incommodo. Atqui et eis , qui morbo elephan-<text:line-break/>tiasi tentarentur , medicamentum purgatorium , quod<text:line-break/>atram bilem purgat, tradidimus saepissime, et subinde co-<text:line-break/>piosam sacil.emque et cum utilitate maxima evacuationem<text:line-break/>consequentem vidimus.</text:p>
      <text:h text:style-name="P12" text:outline-level="2">Cap. III. </text:h>
      <text:p text:style-name="P13">At Asclepiades, qui optima quaeque hujus<text:line-break/>artis propter illos admirabiles tumores meatusque sua<text:line-break/>oratione evertere sibi proponit, conatur nobis disstta-<text:line-break/>dere, quod medicamentum quodcumque peculiarem libi hu-<text:line-break/>morem detrahat, Ied illum potius transmutat, conver-<text:line-break/>tit, atterat, ac tandem in sui ipsius naturam id, quod<text:line-break/>Ipsum trahit, qualecunque suerit, corrumpit. Nec de-<text:line-break/>inde juvamen, quod purgationem consequi videmus, ait<text:line-break/>ipse evenire propterea, quod id vacuetur, quod infesta-<text:line-break/>bat, sed ex communi potius eva<text:span text:style-name="Default_20_Paragraph_20_Font"><text:span text:style-name="T2">c</text:span></text:span>uationis ratione. Sic<text:line-break/>igitur Asclepiadis sermo apparentibus imprudenter ad-<text:line-break/>versatur. Porro quod apparet, ut Hippocrates cae-<text:line-break/>terique medici rent hanc experientiae examine indagando<text:line-break/>didicere, ita, ut nos antea diximus, se habet. Nam si<text:line-break/>biliosa homini medicamentum, quod pituitam purgan-<text:line-break/>di sacultatem habeat, exhibere tentaveris, sane non du-<text:line-break/>bito, quin sis hoc illius decretum non sine damno exper-^<text:line-break/>turtis. Praeterea si purgatoria medicamenta ea tantum<text:line-break/>ratione juvant, quod evacuant: cur non omnibus ve-<text:line-break/>nas Iecatnus hominibus, qualescunque illi sint, graciles</text:p>
      <text:p text:style-name="P3">aut crassi, sive regio morbo teneantur, sive hili atra<text:line-break/>vexentur? Atqui ex his. plurimi, qui graciles erant, ex<text:line-break/>purgatione humoris, a quo infestabantur, non parum<text:line-break/>praesidii reportarunt: quibus, si sanguinem detrahere<text:line-break/>auderes, interitum protinus inferres. 0 Sed Asclepiades<text:line-break/>ab illis tumoribus mealibusque ac incompactis elemen-<text:line-break/>tis cogitur haec proferre : quippe quum hinc sequatur.<text:line-break/>ut nulla. sit qualitas nostrae naturae. aliena, adeo .ut<text:line-break/>neque .etiam eorum excrementorum , quae quotidie . per<text:line-break/>alvum vacuantur: et proinde quum alvus supprimitur,<text:line-break/>nos ratione multitudinis laedamur, alique remedio erit<text:line-break/>vel porco vesci, vel omnino a cibo fe continere. Et<text:line-break/>plurima suis sermonibus Asclepiades commentus est,. quae<text:line-break/>cum his pugnant, quae evidentia sunt. Et sane haec<text:line-break/>illis quidem i occasionem dubitandi praestant, qui ea iguo-<text:line-break/>rant, quae apparent; at illi, qui horum periti sunt, istius<text:line-break/>hominis impudentiam admirantur et stupenti Caeterum<text:line-break/>nos contra Asclepiadis audaciam in aliis plura assere-<text:line-break/>musti- nunc ad -ea, quae manssesto apparent, redeuntes</text:p>
      <text:p text:style-name="P3">Hippocratis verba sequamur; qui ne vaticinari quidem po-<text:line-break/>tnissesi sere unquam medicum quempiam adeo imperitum<text:line-break/>et impudentem. sicut Asclepiades, ut vel ignoraret ea,<text:line-break/>quae sunt in artu ita exigua, vel, si calleret ea, ne-<text:line-break/>garet se novisse: quod [ut reor) in causa suit, cur<text:line-break/>nostra, dum horum impudentiam insectamur, longior,<text:line-break/>quam par sit, evadat oratio: Hippocrati vero brevis<text:line-break/>et concita, utpote qui id, quod evidenter apparet, abs-<text:line-break/>que ulla probatione scripserit, quum ne Inspiratus qui-<text:line-break/>dem unquam sit, ullum fore, qui haec ignoraturus aut<text:line-break/>etiam negaturus esset-</text:p>
      <text:h text:style-name="Heading_20_2" text:outline-level="2">Cap. IV </text:h>
      <text:p text:style-name="P13">Nam adversus eos, qui autumant, homi-<text:line-break/>nem esse solum sanguinem, vel quodvis aliud, quod<text:line-break/>unum sit, .illi hoc tantummodo dixisse satis suit, ut<text:line-break/>nimirum censeret, eos ostendere hominem, qui nec ser.-<text:line-break/>mam mutet, nec alioquin varietur, et tum lu aliquo<text:line-break/>anni tempore vel aliqua Ini aetate videatur ipsis unus<text:line-break/>solusque sanguis. Nam consentaneum rationi videtur<text:line-break/>(ait ipse), ut aliquo saltem tempore id, quod in ipso</text:p>
      <text:p text:style-name="P3">unum est , repraesentet. At deinde ut monstraret, bilem<text:line-break/>duplicem sanguini semper esse permixtam, flava m (in-<text:line-break/>quam) et atram , et praeterea tertio loco pituitam,<text:line-break/>quae ex natura in aetatibus et temporibus videntur,<text:line-break/>explicavit. Si enim [inquit) homini medicinam pirula<text:line-break/>tam purgantem exhibueris, ille tibi pituitam evomet:<text:line-break/>quod si medicamentum dederis, quod bilem ducat, vo-<text:line-break/>mitu bilis rejic.ietttr: Ii particulam quampiam corporis<text:line-break/>tersas ita, ut vulnus infligatur, profluet ab eo sanguis.<text:line-break/>Haec vero (ait) tibi evenient, quotiescunque id csteceris,<text:line-break/>nocte aut die, hyeme aut aestate. Deinde ostensurus,<text:line-break/>his ejus naturam constare, hoc est, quod ex his om-<text:line-break/>nibtts partes ipsius et procreatae sint, et alantur, haec<text:line-break/>profert. Primum quidem homo semper, donec vixe-<text:line-break/>rit, videtur manilesto habere in se ipso haec omnia:<text:line-break/>sed et ex homine, in quo sunt haec, genitus est, .et in ho-<text:line-break/>mine, ubi ea sunt omnia, quotquot ego affirmo et monstro,<text:line-break/>nutritus est. Haec, quotiescunque voluerit quis e medio<text:line-break/>temeritatem Asclepiadis aulerre , satis sunt ad iussit-</text:p>
      <text:p text:style-name="P3">strandum.id, quod propositum est: quia, si unum quod-:<text:line-break/>que purgantium medicamentorum. humorem quempiam<text:line-break/>attrahit, nec aliquo tempore illud dabis; quin proprium<text:line-break/>humorem evacuet, liquido jam constat, nullum fore<text:line-break/>tempus, quo homo expers fit humorum quatuor. ,Ejus<text:line-break/>etiam ortus ex sanguine materno fuit, non quidem puro,<text:line-break/>sed cui esset tum pituita, tum duplex intermixta bilis;<text:line-break/>quum sit ostensum , hominem . quolibet tempore haec<text:line-break/>in se ipso continere. Itaque , si et ex his homo geni-<text:line-break/>tus est, atque etiam ex his <text:span text:style-name="Default_20_Paragraph_20_Font"><text:span text:style-name="T2">t</text:span></text:span>uum habet et alimentum<text:line-break/>.et incrementum,. haec ipsa illius quoque natura erunt.<text:line-break/>Porro haec sunt hujus sermonis. capita. Sed eorum,<text:line-break/>quae particulatim in hoc libri, dicuntur, nonnulla eo<text:line-break/>fpectant; ut de transmutatione per aetates agant et anui<text:line-break/>tempora; alia . vero fidem faciunt, nec eam exiguam,<text:line-break/>quod unumquodque purgantium medicamentorum humo-<text:line-break/>rem sibi peculiarem : attrahat,:. atque etiam; quod homo<text:line-break/>egeat quatuor. his jam saepius .dictis humoribus. Iam</text:p>
      <text:p text:style-name="P3">enim ea, quae, dum purgationis modum excedunt, fie-<text:line-break/>ri videmus, ostendunt, cur proprium humorem pharma-<text:line-break/>cum quodlibet attrahat. Quotiescunque enim quis me-<text:line-break/>dicamentnm hauserit, quod vim habe<text:span text:style-name="Default_20_Paragraph_20_Font"><text:span text:style-name="T2">a</text:span></text:span>t bilem vacuan-<text:line-break/>di , vomitu hujuscemodi humorem ejiciet, mox pitui-<text:line-break/>tam , postmodum bilem atram evomet et postremo<text:line-break/>sanguinem purum. Et hoc idem (ait ipse) patiuntur<text:line-break/>a medicamentis , quae pituitam evacuant: nam primum<text:line-break/>pituitam evomunt, postea bilem flavam, deinde atram,<text:line-break/>tandem vero purum sanguinem , ac inde intereunt.<text:line-break/>Haec quidem est ejus dictio, ex qua licet manifesto<text:line-break/>etiam inlerre, quod unumquodque medicamentum , cui<text:line-break/>vis purgatoria inest , proprium attrahit humorem.<text:line-break/>Quum enim animal se ipso imbecillius saetam suerit,<text:line-break/>et a vi medicamenti omnino victum , ut jam mors in-<text:line-break/>st.et, tunc prioris humoris evacuatio desinit, ipIamque alte-<text:line-break/>rius mox subsequitur. Atqui, si Asclepiadi assentiamur, ex<text:line-break/>duobus alterum necesse est, aut nullum praeterea hu-<text:line-break/>morem evacuari , aut eum ipsum, qui a principio se-</text:p>
      <text:p text:style-name="P3">rebatur: quia, medicamento quidem, quod jam exbibi-<text:line-break/>tum est, imbecilli Iacto, nullum; eo vero vigente,<text:line-break/>et proinde id agente, quod ex natura habet ut agat,<text:line-break/>illum serri oportebat,^ quod purgari statim ab initio<text:line-break/>coeperat. Nam si prius quidem, dum corpus esset ad-<text:line-break/>huc robustius, poterat medicamentum colliquatae, et<text:line-break/>transmutare illud in quod tua sert natura : an non po-<text:line-break/>terit hoc idem agere etiam nunc , posteaquam imbe-<text:line-break/>cillius Iactum est( quod tamen agat, patet, quippe<text:line-break/>quum nihilominus in praesenti evacuetur, dissolvatur<text:line-break/>ac corrumpatur corpus. Unde ibitur est hoc, quod.<text:line-break/>humor, qui nunc evacuatur, non amplius priori simi-<text:line-break/>lis videtur^! nulla Iane alia de causa, praeterquam<text:line-break/>quod univerIus propemodum humor ille e corpore de-<text:line-break/>tractus est , ut deinde neque incolume animal esse pus-<text:line-break/>sit , utpote quod unum omnino ex suis amiserit ele-<text:line-break/>mentis , sed dissolvatur potius ac intereat ; mox au-<text:line-break/>tem ex. reliquis prosunt humor ille, qui aptior est, ut<text:line-break/>evacuetur. Ob id igitur semper medicamentum, sive<text:line-break/>atram bilem vim habeat attrahendi , sive pituitam,</text:p>
      <text:p text:style-name="P3">quum evacuatio modum excedit, flavam bilem educit,<text:line-break/>quippe quae et tenuissima sit et calidissima. Quod<text:line-break/>si-medicamcu ex his siti,: quae flavam bilem cient, post<text:line-break/>eam statim in excedentibus purgationibus pituita cense-<text:line-break/>quitur; delude vero atra bilis , quod ea gravissima sit<text:line-break/>crassaque et ad motum inepta; omnium. autem sanguis<text:line-break/>postremus ; is enim naturae maxime affinis est.</text:p>
      <text:h text:style-name="Heading_20_2" text:outline-level="2">Cap. v </text:h>
      <text:p text:style-name="P13">mnde et eorum tam philosophorum quam<text:line-break/>medicorum laudanda est sententia, qui statuerunt, .ani-<text:line-break/>rnal ex iolo sanguine et gigni et nutriri t utpote<text:line-break/>quod consentanea rationi pronunciaverint. Hippocrates<text:line-break/>tamen propius ad rerum naturam accessit,. qui in ortum<text:line-break/>et alimentum incrementumque nostrorum corporum qua-<text:line-break/>tuor retulit humores.- - Nam (ut prius dictum esij plo-<text:line-break/>rimam in his, qui be<text:span text:style-name="Default_20_Paragraph_20_Font"><text:span text:style-name="T2">n</text:span></text:span>e valent, formae corporum<text:line-break/>conspiciebat varietatem : quae alioquin , si. unus tantum<text:line-break/>esset elementaris humor , nulla esset i f et praeterea<text:line-break/>etlam particularum naturas adeo -diversas esse animai-</text:p>
      <text:p text:style-name="P3">vertebat , ut minime videretur consentaneum , ipsas<text:line-break/>vel inter initia statim ex eadem substantia suille pro-<text:line-break/>creatas, vel deinde unico usas alimento. At IIippo-<text:line-break/>.crates haec omnia, quae ego modo exp<text:span text:style-name="Default_20_Paragraph_20_Font"><text:span text:style-name="T2">o</text:span></text:span>sui, ipse bre-<text:line-break/>vissima oratione complexus est, his nimirum verbis:<text:line-break/>Quemadmodum enim stirpes et semina terrae mandata<text:line-break/>inde eorum unumquodque id, quod tuae naturae- con-<text:line-break/>gruum et alsine in ipsa reperitur, attrahunt [terrae<text:line-break/>autem inest et acre, et dulce, et amaruleutum , et<text:line-break/>salsum , et cujuscunque alterius generis : <text:s/>sed id plu-<text:line-break/>rimum ac primum trahunt, quod maiorem habet cum<text:line-break/>sua natura affinitatem , mox vero et alia quoque :<text:line-break/>nec secus etiam in corpore agunt medicamenta. Porro<text:line-break/>hoc sermone, quae ad nutritionem spectant et evacua-<text:line-break/>tionem, quae sit, dum purgamur, exacte nos docuit ; quae<text:line-break/>tamen opus erit ut nos Iustus in nostris commentariis<text:line-break/>de naturalibus lacunaribus explicemus. Verumenim-<text:line-break/>vero non erit sorsitan ab re, nunc quoque rem bane<text:line-break/>summatim exponere. Sane naturalis quaedam vis rei<text:line-break/>uuicuique inest ea attrahendi, quae sibi conveniunt.</text:p>
      <text:p text:style-name="P3">sicuti in magnete .vis est attrahendi ferrum. Atque per<text:line-break/>hanc facultatem. cum nutritiones, tum. evacuationes fi-<text:line-break/>unt, ipsa quidem semper id, quod convenit, attrahen-<text:line-break/>te, si illius copia suppetat , nonnunquam tamen cum<text:line-break/>hoc aliquid ejus, quod illi non convenit. quod etiam<text:line-break/>purgantibus medicinis evenit. Quippe quae, ubi uni-<text:line-break/>versum id bilis aut pituitae, quod in corpore fluitat,<text:line-break/>(sic enim dixerim de. his, quae in venis continentur)<text:line-break/>attraxerint , ipsum peculiarem solidarum humorem par-<text:line-break/>tium vi et labore attrahunt , eas quasi dissolventes<text:line-break/>et ad elementa deducentes, et animal internecioni tra-<text:line-break/>dentes. Violentiam vero illius attractionis alius quis- .<text:line-break/>piam humor consequitur illi affinis, qui primum ri at-<text:line-break/>traheba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2:40:00Z</meta:creation-date>
    <dc:date>2023-01-04T13:47:30.347000000</dc:date>
    <meta:editing-cycles>3</meta:editing-cycles>
    <meta:editing-duration>PT4M9S</meta:editing-duration>
    <meta:document-statistic meta:table-count="0" meta:image-count="0" meta:object-count="0" meta:page-count="96" meta:paragraph-count="128" meta:word-count="14955" meta:character-count="96584" meta:non-whitespace-character-count="81742"/>
    <meta:template xlink:type="simple" xlink:actuate="onRequest" xlink:title="" xlink:href="Normal.dotm"/>
  </office:meta>
</office:document-meta>
</file>